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stribution" table:style-name="ta1">
        <table:shapes>
          <draw:frame draw:z-index="0" draw:style-name="gr1" draw:text-style-name="P1" svg:width="453.51pt" svg:height="255.09pt" svg:x="295.2pt" svg:y="7.43pt">
            <loext:p draw:notify-on-update-of-ranges="Distribution.B1:Distribution.C1 Distribution.A2:Distribution.A2 Distribution.B2:Distribution.C2 Distribution.A3:Distribution.A3 Distribution.B3:Distribution.C3 Distribution.A4:Distribution.A4 Distribution.B4:Distribution.C4 Distribution.A5:Distribution.A5 Distribution.B5:Distribution.C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formula="of:=[.B7]/[.B12]" office:value-type="float" office:value="0.191971849341848" calcext:value-type="float">
            <text:p>0.191971849341848</text:p>
          </table:table-cell>
          <table:table-cell table:formula="of:=[.C7]/[.C12]" office:value-type="float" office:value="0.175709001233046" calcext:value-type="float">
            <text:p>0.175709001233046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table:formula="of:=[.B8]/[.B12]" office:value-type="float" office:value="0.199791476606282" calcext:value-type="float">
            <text:p>0.199791476606282</text:p>
          </table:table-cell>
          <table:table-cell table:formula="of:=[.C8]/[.C12]" office:value-type="float" office:value="0.232429099876695" calcext:value-type="float">
            <text:p>0.232429099876695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table:formula="of:=[.B9]/[.B12]" office:value-type="float" office:value="0.60823667405187" calcext:value-type="float">
            <text:p>0.60823667405187</text:p>
          </table:table-cell>
          <table:table-cell table:formula="of:=[.C9]/[.C12]" office:value-type="float" office:value="0.591861898890259" calcext:value-type="float">
            <text:p>0.5918618988902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[.B10]/[.B12]" office:value-type="float" office:value="0.60823667405187" calcext:value-type="float">
            <text:p>0.60823667405187</text:p>
          </table:table-cell>
          <table:table-cell table:formula="of:=[.C10]/[.C12]" office:value-type="float" office:value="0.591861898890259" calcext:value-type="float">
            <text:p>0.5918618988902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1533" calcext:value-type="float">
            <text:p>1533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4667" calcext:value-type="float">
            <text:p>4667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7:.B9])" office:value-type="float" office:value="7673" calcext:value-type="float">
            <text:p>7673</text:p>
          </table:table-cell>
          <table:table-cell table:formula="of:=SUM([.C7:.C9])" office:value-type="float" office:value="3244" calcext:value-type="float">
            <text:p>3244</text:p>
          </table:table-cell>
        </table:table-row>
      </table:table>
      <table:table table:name="F" table:style-name="ta1">
        <table:shapes>
          <draw:frame draw:z-index="0" draw:style-name="gr1" draw:text-style-name="P1" svg:width="453.51pt" svg:height="255.09pt" svg:x="517.69pt" svg:y="2.83pt">
            <loext:p draw:notify-on-update-of-ranges="F.B1:F.H1 F.A2:F.A2 F.B2:F.H2 F.A3:F.A3 F.B3:F.H3 F.A4:F.A4 F.B4:F.H4 F.A5:F.A5 F.B5:F.H5 F.A6:F.A6 F.B6:F.H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0114285714" calcext:value-type="float">
            <text:p>0.660114285714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716439688716" calcext:value-type="float">
            <text:p>0.716439688716</text:p>
          </table:table-cell>
          <table:table-cell office:value-type="float" office:value="0.999743260591" calcext:value-type="float">
            <text:p>0.999743260591</text:p>
          </table:table-cell>
          <table:table-cell office:value-type="float" office:value="0.987328940699" calcext:value-type="float">
            <text:p>0.9873289406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9229747676" calcext:value-type="float">
            <text:p>0.59229747676</text:p>
          </table:table-cell>
          <table:table-cell office:value-type="float" office:value="0.740705659484" calcext:value-type="float">
            <text:p>0.740705659484</text:p>
          </table:table-cell>
          <table:table-cell office:value-type="float" office:value="0.690930098209" calcext:value-type="float">
            <text:p>0.690930098209</text:p>
          </table:table-cell>
          <table:table-cell office:value-type="float" office:value="0.677290836653" calcext:value-type="float">
            <text:p>0.677290836653</text:p>
          </table:table-cell>
          <table:table-cell office:value-type="float" office:value="0.674796747967" calcext:value-type="float">
            <text:p>0.674796747967</text:p>
          </table:table-cell>
          <table:table-cell office:value-type="float" office:value="0.997734994337" calcext:value-type="float">
            <text:p>0.997734994337</text:p>
          </table:table-cell>
          <table:table-cell office:value-type="float" office:value="0.969196919692" calcext:value-type="float">
            <text:p>0.9691969196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0504451039" calcext:value-type="float">
            <text:p>0.590504451039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683116883117" calcext:value-type="float">
            <text:p>0.683116883117</text:p>
          </table:table-cell>
          <table:table-cell office:value-type="float" office:value="0.700653594771" calcext:value-type="float">
            <text:p>0.700653594771</text:p>
          </table:table-cell>
          <table:table-cell office:value-type="float" office:value="0.998781973203" calcext:value-type="float">
            <text:p>0.998781973203</text:p>
          </table:table-cell>
          <table:table-cell office:value-type="float" office:value="0.965352449223" calcext:value-type="float">
            <text:p>0.9653524492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13595166163" calcext:value-type="float">
            <text:p>0.513595166163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615776081425" calcext:value-type="float">
            <text:p>0.615776081425</text:p>
          </table:table-cell>
          <table:table-cell office:value-type="float" office:value="0.639386189258" calcext:value-type="float">
            <text:p>0.639386189258</text:p>
          </table:table-cell>
          <table:table-cell office:value-type="float" office:value="0.997742663657" calcext:value-type="float">
            <text:p>0.997742663657</text:p>
          </table:table-cell>
          <table:table-cell office:value-type="float" office:value="0.992700729927" calcext:value-type="float">
            <text:p>0.9927007299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68292682927" calcext:value-type="float">
            <text:p>0.768292682927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747603833866" calcext:value-type="float">
            <text:p>0.747603833866</text:p>
          </table:table-cell>
          <table:table-cell office:value-type="float" office:value="0.772151898734" calcext:value-type="float">
            <text:p>0.772151898734</text:p>
          </table:table-cell>
          <table:table-cell office:value-type="float" office:value="0.997050147493" calcext:value-type="float">
            <text:p>0.997050147493</text:p>
          </table:table-cell>
          <table:table-cell office:value-type="float" office:value="0.988304093567" calcext:value-type="float">
            <text:p>0.988304093567</text:p>
          </table:table-cell>
        </table:table-row>
      </table:table>
      <table:table table:name="Recall" table:style-name="ta1">
        <table:shapes>
          <draw:frame draw:z-index="0" draw:style-name="gr1" draw:text-style-name="P1" svg:width="453.51pt" svg:height="255.09pt" svg:x="514.86pt" svg:y="2.83pt">
            <loext:p draw:notify-on-update-of-ranges="Recall.B1:Recall.H1 Recall.A2:Recall.A2 Recall.B2:Recall.H2 Recall.A3:Recall.A3 Recall.B3:Recall.H3 Recall.A4:Recall.A4 Recall.B4:Recall.H4 Recall.A5:Recall.A5 Recall.B5:Recall.H5 Recall.A6:Recall.A6 Recall.B6:Recall.H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1273100616" calcext:value-type="float">
            <text:p>0.741273100616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802874743326" calcext:value-type="float">
            <text:p>0.802874743326</text:p>
          </table:table-cell>
          <table:table-cell office:value-type="float" office:value="0.756160164271" calcext:value-type="float">
            <text:p>0.756160164271</text:p>
          </table:table-cell>
          <table:table-cell office:value-type="float" office:value="0.999486652977" calcext:value-type="float">
            <text:p>0.999486652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0395480226" calcext:value-type="float">
            <text:p>0.50395480226</text:p>
          </table:table-cell>
          <table:table-cell office:value-type="float" office:value="0.679245283019" calcext:value-type="float">
            <text:p>0.679245283019</text:p>
          </table:table-cell>
          <table:table-cell office:value-type="float" office:value="0.663706992231" calcext:value-type="float">
            <text:p>0.663706992231</text:p>
          </table:table-cell>
          <table:table-cell office:value-type="float" office:value="0.672316384181" calcext:value-type="float">
            <text:p>0.672316384181</text:p>
          </table:table-cell>
          <table:table-cell office:value-type="float" office:value="0.656497175141" calcext:value-type="float">
            <text:p>0.656497175141</text:p>
          </table:table-cell>
          <table:table-cell table:number-columns-repeated="2" office:value-type="float" office:value="0.995480225989" calcext:value-type="float">
            <text:p>0.9954802259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84184914842" calcext:value-type="float">
            <text:p>0.484184914842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639902676399" calcext:value-type="float">
            <text:p>0.639902676399</text:p>
          </table:table-cell>
          <table:table-cell office:value-type="float" office:value="0.652068126521" calcext:value-type="float">
            <text:p>0.652068126521</text:p>
          </table:table-cell>
          <table:table-cell office:value-type="float" office:value="0.997566909976" calcext:value-type="float">
            <text:p>0.997566909976</text:p>
          </table:table-cell>
          <table:table-cell office:value-type="float" office:value="0.98296836983" calcext:value-type="float">
            <text:p>0.982968369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10628019324" calcext:value-type="float">
            <text:p>0.410628019324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545045045045" calcext:value-type="float">
            <text:p>0.545045045045</text:p>
          </table:table-cell>
          <table:table-cell office:value-type="float" office:value="0.6038647343" calcext:value-type="float">
            <text:p>0.6038647343</text:p>
          </table:table-cell>
          <table:table-cell office:value-type="float" office:value="0.995495495495" calcext:value-type="float">
            <text:p>0.995495495495</text:p>
          </table:table-cell>
          <table:table-cell office:value-type="float" office:value="0.985507246377" calcext:value-type="float">
            <text:p>0.9855072463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45562130178" calcext:value-type="float">
            <text:p>0.745562130178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office:value-type="float" office:value="0.692307692308" calcext:value-type="float">
            <text:p>0.692307692308</text:p>
          </table:table-cell>
          <table:table-cell office:value-type="float" office:value="0.721893491124" calcext:value-type="float">
            <text:p>0.72189349112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recision" table:style-name="ta1">
        <table:shapes>
          <draw:frame draw:z-index="0" draw:style-name="gr1" draw:text-style-name="P1" svg:width="453.51pt" svg:height="255.09pt" svg:x="514.86pt" svg:y="2.83pt">
            <loext:p draw:notify-on-update-of-ranges="Precision.B1:Precision.H1 Precision.A2:Precision.A2 Precision.B2:Precision.H2 Precision.A3:Precision.A3 Precision.B3:Precision.H3 Precision.A4:Precision.A4 Precision.B4:Precision.H4 Precision.A5:Precision.A5 Precision.B5:Precision.H5 Precision.A6:Precision.A6 Precision.B6:Precision.H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4973217965" calcext:value-type="float">
            <text:p>0.594973217965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0.687472527473" calcext:value-type="float">
            <text:p>0.687472527473</text:p>
          </table:table-cell>
          <table:table-cell office:value-type="float" office:value="0.680683918669" calcext:value-type="float">
            <text:p>0.680683918669</text:p>
          </table:table-cell>
          <table:table-cell office:value-type="float" office:value="1" calcext:value-type="float">
            <text:p>1</text:p>
          </table:table-cell>
          <table:table-cell office:value-type="float" office:value="0.974974974975" calcext:value-type="float">
            <text:p>0.9749749749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18196457327" calcext:value-type="float">
            <text:p>0.718196457327</text:p>
          </table:table-cell>
          <table:table-cell office:value-type="float" office:value="0.706697459584" calcext:value-type="float">
            <text:p>0.706697459584</text:p>
          </table:table-cell>
          <table:table-cell office:value-type="float" office:value="0.720481927711" calcext:value-type="float">
            <text:p>0.720481927711</text:p>
          </table:table-cell>
          <table:table-cell office:value-type="float" office:value="0.682339449541" calcext:value-type="float">
            <text:p>0.682339449541</text:p>
          </table:table-cell>
          <table:table-cell office:value-type="float" office:value="0.694145758662" calcext:value-type="float">
            <text:p>0.694145758662</text:p>
          </table:table-cell>
          <table:table-cell office:value-type="float" office:value="1" calcext:value-type="float">
            <text:p>1</text:p>
          </table:table-cell>
          <table:table-cell office:value-type="float" office:value="0.944265809218" calcext:value-type="float">
            <text:p>0.9442658092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56653992395" calcext:value-type="float">
            <text:p>0.756653992395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0.732590529248" calcext:value-type="float">
            <text:p>0.732590529248</text:p>
          </table:table-cell>
          <table:table-cell office:value-type="float" office:value="0.757062146893" calcext:value-type="float">
            <text:p>0.757062146893</text:p>
          </table:table-cell>
          <table:table-cell office:value-type="float" office:value="1" calcext:value-type="float">
            <text:p>1</text:p>
          </table:table-cell>
          <table:table-cell office:value-type="float" office:value="0.948356807512" calcext:value-type="float">
            <text:p>0.94835680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85483870968" calcext:value-type="float">
            <text:p>0.685483870968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office:value-type="float" office:value="0.707602339181" calcext:value-type="float">
            <text:p>0.707602339181</text:p>
          </table:table-cell>
          <table:table-cell office:value-type="float" office:value="0.679347826087" calcext:value-type="float">
            <text:p>0.6793478260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92452830189" calcext:value-type="float">
            <text:p>0.7924528301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9931972789" calcext:value-type="float">
            <text:p>0.829931972789</text:p>
          </table:table-cell>
          <table:table-cell office:value-type="float" office:value="0.994117647059" calcext:value-type="float">
            <text:p>0.994117647059</text:p>
          </table:table-cell>
          <table:table-cell office:value-type="float" office:value="0.976878612717" calcext:value-type="float">
            <text:p>0.976878612717</text:p>
          </table:table-cell>
        </table:table-row>
      </table:table>
      <table:table table:name="Distribution 28-8 and 2-3" table:style-name="ta1">
        <table:shapes>
          <draw:frame draw:z-index="0" draw:style-name="gr1" draw:text-style-name="P1" svg:width="453.51pt" svg:height="255.09pt" svg:x="295.2pt" svg:y="7.43pt">
            <loext:p draw:notify-on-update-of-ranges="'Distribution 28-8 and 2-3'.B1:'Distribution 28-8 and 2-3'.C1 'Distribution 28-8 and 2-3'.A2:'Distribution 28-8 and 2-3'.A2 'Distribution 28-8 and 2-3'.B2:'Distribution 28-8 and 2-3'.C2 'Distribution 28-8 and 2-3'.A3:'Distribution 28-8 and 2-3'.A3 'Distribution 28-8 and 2-3'.B3:'Distribution 28-8 and 2-3'.C3 'Distribution 28-8 and 2-3'.A4:'Distribution 28-8 and 2-3'.A4 'Distribution 28-8 and 2-3'.B4:'Distribution 28-8 and 2-3'.C4 'Distribution 28-8 and 2-3'.A5:'Distribution 28-8 and 2-3'.A5 'Distribution 28-8 and 2-3'.B5:'Distribution 28-8 and 2-3'.C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formula="of:=[.B7]/[.B12]" office:value-type="float" office:value="0.371354166666667" calcext:value-type="float">
            <text:p>0.371354166666667</text:p>
          </table:table-cell>
          <table:table-cell table:formula="of:=[.C7]/[.C12]" office:value-type="float" office:value="0.204724409448819" calcext:value-type="float">
            <text:p>0.204724409448819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table:formula="of:=[.B8]/[.B12]" office:value-type="float" office:value="0.266666666666667" calcext:value-type="float">
            <text:p>0.266666666666667</text:p>
          </table:table-cell>
          <table:table-cell table:formula="of:=[.C8]/[.C12]" office:value-type="float" office:value="0.191123836793128" calcext:value-type="float">
            <text:p>0.191123836793128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table:formula="of:=[.B9]/[.B12]" office:value-type="float" office:value="0.361979166666667" calcext:value-type="float">
            <text:p>0.361979166666667</text:p>
          </table:table-cell>
          <table:table-cell table:formula="of:=[.C9]/[.C12]" office:value-type="float" office:value="0.604151753758053" calcext:value-type="float">
            <text:p>0.604151753758053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[.B10]/[.B12]" office:value-type="float" office:value="0.922395833333333" calcext:value-type="float">
            <text:p>0.922395833333333</text:p>
          </table:table-cell>
          <table:table-cell table:formula="of:=[.C10]/[.C12]" office:value-type="float" office:value="0.604151753758053" calcext:value-type="float">
            <text:p>0.6041517537580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/>
          <table:table-cell office:value-type="float" office:value="5313" calcext:value-type="float">
            <text:p>531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7:.B9])" office:value-type="float" office:value="5760" calcext:value-type="float">
            <text:p>5760</text:p>
          </table:table-cell>
          <table:table-cell table:formula="of:=SUM([.C7:.C9])" office:value-type="float" office:value="1397" calcext:value-type="float">
            <text:p>1397</text:p>
          </table:table-cell>
        </table:table-row>
      </table:table>
      <table:table table:name="F 28-8 and 2-3" table:style-name="ta1">
        <table:shapes>
          <draw:frame draw:z-index="0" draw:style-name="gr1" draw:text-style-name="P1" svg:width="453.51pt" svg:height="255.09pt" svg:x="517.69pt" svg:y="2.83pt">
            <loext:p draw:notify-on-update-of-ranges="'F 28-8 and 2-3'.B1:'F 28-8 and 2-3'.H1 'F 28-8 and 2-3'.A2:'F 28-8 and 2-3'.A2 'F 28-8 and 2-3'.B2:'F 28-8 and 2-3'.H2 'F 28-8 and 2-3'.A3:'F 28-8 and 2-3'.A3 'F 28-8 and 2-3'.B3:'F 28-8 and 2-3'.H3 'F 28-8 and 2-3'.A3:'F 28-8 and 2-3'.A3 'F 28-8 and 2-3'.B3:'F 28-8 and 2-3'.H3 'F 28-8 and 2-3'.A4:'F 28-8 and 2-3'.A4 'F 28-8 and 2-3'.B4:'F 28-8 and 2-3'.H4 'F 28-8 and 2-3'.A5:'F 28-8 and 2-3'.A5 'F 28-8 and 2-3'.B5:'F 28-8 and 2-3'.H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9280319858" calcext:value-type="float">
            <text:p>0.619280319858</text:p>
          </table:table-cell>
          <table:table-cell office:value-type="float" office:value="0.658033573141" calcext:value-type="float">
            <text:p>0.658033573141</text:p>
          </table:table-cell>
          <table:table-cell office:value-type="float" office:value="0.661259541985" calcext:value-type="float">
            <text:p>0.661259541985</text:p>
          </table:table-cell>
          <table:table-cell office:value-type="float" office:value="0.658033573141" calcext:value-type="float">
            <text:p>0.658033573141</text:p>
          </table:table-cell>
          <table:table-cell office:value-type="float" office:value="0.661259541985" calcext:value-type="float">
            <text:p>0.661259541985</text:p>
          </table:table-cell>
          <table:table-cell office:value-type="float" office:value="0.999053030303" calcext:value-type="float">
            <text:p>0.999053030303</text:p>
          </table:table-cell>
          <table:table-cell office:value-type="float" office:value="0.921026653504" calcext:value-type="float">
            <text:p>0.9210266535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3321385902" calcext:value-type="float">
            <text:p>0.63321385902</text:p>
          </table:table-cell>
          <table:table-cell office:value-type="float" office:value="0.651094890511" calcext:value-type="float">
            <text:p>0.651094890511</text:p>
          </table:table-cell>
          <table:table-cell office:value-type="float" office:value="0.67969924812" calcext:value-type="float">
            <text:p>0.67969924812</text:p>
          </table:table-cell>
          <table:table-cell office:value-type="float" office:value="0.651094890511" calcext:value-type="float">
            <text:p>0.651094890511</text:p>
          </table:table-cell>
          <table:table-cell office:value-type="float" office:value="0.67969924812" calcext:value-type="float">
            <text:p>0.67969924812</text:p>
          </table:table-cell>
          <table:table-cell office:value-type="float" office:value="1" calcext:value-type="float">
            <text:p>1</text:p>
          </table:table-cell>
          <table:table-cell office:value-type="float" office:value="0.969135802469" calcext:value-type="float">
            <text:p>0.9691358024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01030927835" calcext:value-type="float">
            <text:p>0.701030927835</text:p>
          </table:table-cell>
          <table:table-cell office:value-type="float" office:value="0.649819494585" calcext:value-type="float">
            <text:p>0.649819494585</text:p>
          </table:table-cell>
          <table:table-cell office:value-type="float" office:value="0.653500897666" calcext:value-type="float">
            <text:p>0.653500897666</text:p>
          </table:table-cell>
          <table:table-cell office:value-type="float" office:value="0.649819494585" calcext:value-type="float">
            <text:p>0.649819494585</text:p>
          </table:table-cell>
          <table:table-cell office:value-type="float" office:value="0.653500897666" calcext:value-type="float">
            <text:p>0.653500897666</text:p>
          </table:table-cell>
          <table:table-cell office:value-type="float" office:value="1" calcext:value-type="float">
            <text:p>1</text:p>
          </table:table-cell>
          <table:table-cell office:value-type="float" office:value="0.978540772532" calcext:value-type="float">
            <text:p>0.9785407725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29776247849" calcext:value-type="float">
            <text:p>0.729776247849</text:p>
          </table:table-cell>
          <table:table-cell office:value-type="float" office:value="0.619542619543" calcext:value-type="float">
            <text:p>0.619542619543</text:p>
          </table:table-cell>
          <table:table-cell office:value-type="float" office:value="0.559837728195" calcext:value-type="float">
            <text:p>0.559837728195</text:p>
          </table:table-cell>
          <table:table-cell office:value-type="float" office:value="0.619542619543" calcext:value-type="float">
            <text:p>0.619542619543</text:p>
          </table:table-cell>
          <table:table-cell office:value-type="float" office:value="0.559837728195" calcext:value-type="float">
            <text:p>0.559837728195</text:p>
          </table:table-cell>
          <table:table-cell office:value-type="float" office:value="1" calcext:value-type="float">
            <text:p>1</text:p>
          </table:table-cell>
          <table:table-cell office:value-type="float" office:value="0.988558352403" calcext:value-type="float">
            <text:p>0.988558352403</text:p>
          </table:table-cell>
        </table:table-row>
      </table:table>
      <table:table table:name="Recall 28-8 and 2-3" table:style-name="ta1">
        <table:shapes>
          <draw:frame draw:z-index="0" draw:style-name="gr1" draw:text-style-name="P1" svg:width="453.51pt" svg:height="255.09pt" svg:x="514.86pt" svg:y="2.83pt">
            <loext:p draw:notify-on-update-of-ranges="'Recall 28-8 and 2-3'.B1:'Recall 28-8 and 2-3'.H1 'Recall 28-8 and 2-3'.A2:'Recall 28-8 and 2-3'.A2 'Recall 28-8 and 2-3'.B2:'Recall 28-8 and 2-3'.H2 'Recall 28-8 and 2-3'.A3:'Recall 28-8 and 2-3'.A3 'Recall 28-8 and 2-3'.B3:'Recall 28-8 and 2-3'.H3 'Recall 28-8 and 2-3'.A3:'Recall 28-8 and 2-3'.A3 'Recall 28-8 and 2-3'.B3:'Recall 28-8 and 2-3'.H3 'Recall 28-8 and 2-3'.A4:'Recall 28-8 and 2-3'.A4 'Recall 28-8 and 2-3'.B4:'Recall 28-8 and 2-3'.H4 'Recall 28-8 and 2-3'.A5:'Recall 28-8 and 2-3'.A5 'Recall 28-8 and 2-3'.B5:'Recall 28-8 and 2-3'.H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0037878788" calcext:value-type="float">
            <text:p>0.660037878788</text:p>
          </table:table-cell>
          <table:table-cell office:value-type="float" office:value="0.649621212121" calcext:value-type="float">
            <text:p>0.649621212121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999053030303" calcext:value-type="float">
            <text:p>0.999053030303</text:p>
          </table:table-cell>
          <table:table-cell office:value-type="float" office:value="0.883522727273" calcext:value-type="float">
            <text:p>0.8835227272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696875" calcext:value-type="float">
            <text:p>0.696875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1" calcext:value-type="float">
            <text:p>1</text:p>
          </table:table-cell>
          <table:table-cell office:value-type="float" office:value="0.98125" calcext:value-type="float">
            <text:p>0.981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57142857143" calcext:value-type="float">
            <text:p>0.857142857143</text:p>
          </table:table-cell>
          <table:table-cell office:value-type="float" office:value="0.756302521008" calcext:value-type="float">
            <text:p>0.756302521008</text:p>
          </table:table-cell>
          <table:table-cell office:value-type="float" office:value="0.764705882353" calcext:value-type="float">
            <text:p>0.764705882353</text:p>
          </table:table-cell>
          <table:table-cell office:value-type="float" office:value="0.756302521008" calcext:value-type="float">
            <text:p>0.756302521008</text:p>
          </table:table-cell>
          <table:table-cell office:value-type="float" office:value="0.764705882353" calcext:value-type="float">
            <text:p>0.764705882353</text:p>
          </table:table-cell>
          <table:table-cell office:value-type="float" office:value="1" calcext:value-type="float">
            <text:p>1</text:p>
          </table:table-cell>
          <table:table-cell office:value-type="float" office:value="0.957983193277" calcext:value-type="float">
            <text:p>0.9579831932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592760181" calcext:value-type="float">
            <text:p>0.9592760181</text:p>
          </table:table-cell>
          <table:table-cell office:value-type="float" office:value="0.674208144796" calcext:value-type="float">
            <text:p>0.674208144796</text:p>
          </table:table-cell>
          <table:table-cell office:value-type="float" office:value="0.62443438914" calcext:value-type="float">
            <text:p>0.62443438914</text:p>
          </table:table-cell>
          <table:table-cell office:value-type="float" office:value="0.674208144796" calcext:value-type="float">
            <text:p>0.674208144796</text:p>
          </table:table-cell>
          <table:table-cell office:value-type="float" office:value="0.62443438914" calcext:value-type="float">
            <text:p>0.62443438914</text:p>
          </table:table-cell>
          <table:table-cell office:value-type="float" office:value="1" calcext:value-type="float">
            <text:p>1</text:p>
          </table:table-cell>
          <table:table-cell office:value-type="float" office:value="0.977375565611" calcext:value-type="float">
            <text:p>0.977375565611</text:p>
          </table:table-cell>
        </table:table-row>
      </table:table>
      <table:table table:name="Precision 28-8 and 2-3" table:style-name="ta1">
        <table:shapes>
          <draw:frame draw:z-index="0" draw:style-name="gr1" draw:text-style-name="P1" svg:width="453.51pt" svg:height="255.09pt" svg:x="514.86pt" svg:y="2.83pt">
            <loext:p draw:notify-on-update-of-ranges="'Precision 28-8 and 2-3'.B1:'Precision 28-8 and 2-3'.H1 'Precision 28-8 and 2-3'.A2:'Precision 28-8 and 2-3'.A2 'Precision 28-8 and 2-3'.B2:'Precision 28-8 and 2-3'.H2 'Precision 28-8 and 2-3'.A3:'Precision 28-8 and 2-3'.A3 'Precision 28-8 and 2-3'.B3:'Precision 28-8 and 2-3'.H3 'Precision 28-8 and 2-3'.A3:'Precision 28-8 and 2-3'.A3 'Precision 28-8 and 2-3'.B3:'Precision 28-8 and 2-3'.H3 'Precision 28-8 and 2-3'.A4:'Precision 28-8 and 2-3'.A4 'Precision 28-8 and 2-3'.B4:'Precision 28-8 and 2-3'.H4 'Precision 28-8 and 2-3'.A5:'Precision 28-8 and 2-3'.A5 'Precision 28-8 and 2-3'.B5:'Precision 28-8 and 2-3'.H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3263598326" calcext:value-type="float">
            <text:p>0.583263598326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666346153846" calcext:value-type="float">
            <text:p>0.666346153846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0.666346153846" calcext:value-type="float">
            <text:p>0.666346153846</text:p>
          </table:table-cell>
          <table:table-cell office:value-type="float" office:value="0.999053030303" calcext:value-type="float">
            <text:p>0.999053030303</text:p>
          </table:table-cell>
          <table:table-cell office:value-type="float" office:value="0.961855670103" calcext:value-type="float">
            <text:p>0.961855670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12572533849" calcext:value-type="float">
            <text:p>0.512572533849</text:p>
          </table:table-cell>
          <table:table-cell office:value-type="float" office:value="0.61095890411" calcext:value-type="float">
            <text:p>0.61095890411</text:p>
          </table:table-cell>
          <table:table-cell office:value-type="float" office:value="0.655072463768" calcext:value-type="float">
            <text:p>0.655072463768</text:p>
          </table:table-cell>
          <table:table-cell office:value-type="float" office:value="0.61095890411" calcext:value-type="float">
            <text:p>0.61095890411</text:p>
          </table:table-cell>
          <table:table-cell office:value-type="float" office:value="0.655072463768" calcext:value-type="float">
            <text:p>0.655072463768</text:p>
          </table:table-cell>
          <table:table-cell office:value-type="float" office:value="1" calcext:value-type="float">
            <text:p>1</text:p>
          </table:table-cell>
          <table:table-cell office:value-type="float" office:value="0.957317073171" calcext:value-type="float">
            <text:p>0.9573170731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93023255814" calcext:value-type="float">
            <text:p>0.593023255814</text:p>
          </table:table-cell>
          <table:table-cell office:value-type="float" office:value="0.569620253165" calcext:value-type="float">
            <text:p>0.569620253165</text:p>
          </table:table-cell>
          <table:table-cell office:value-type="float" office:value="0.570532915361" calcext:value-type="float">
            <text:p>0.570532915361</text:p>
          </table:table-cell>
          <table:table-cell office:value-type="float" office:value="0.569620253165" calcext:value-type="float">
            <text:p>0.569620253165</text:p>
          </table:table-cell>
          <table:table-cell office:value-type="float" office:value="0.570532915361" calcext:value-type="float">
            <text:p>0.5705329153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88888888889" calcext:value-type="float">
            <text:p>0.588888888889</text:p>
          </table:table-cell>
          <table:table-cell office:value-type="float" office:value="0.573076923077" calcext:value-type="float">
            <text:p>0.573076923077</text:p>
          </table:table-cell>
          <table:table-cell office:value-type="float" office:value="0.507352941176" calcext:value-type="float">
            <text:p>0.507352941176</text:p>
          </table:table-cell>
          <table:table-cell office:value-type="float" office:value="0.573076923077" calcext:value-type="float">
            <text:p>0.573076923077</text:p>
          </table:table-cell>
          <table:table-cell office:value-type="float" office:value="0.507352941176" calcext:value-type="float">
            <text:p>0.50735294117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Distribution 10-11" table:style-name="ta1">
        <table:shapes>
          <draw:frame draw:z-index="0" draw:style-name="gr1" draw:text-style-name="P1" svg:width="453.51pt" svg:height="255.09pt" svg:x="295.2pt" svg:y="7.43pt">
            <loext:p draw:notify-on-update-of-ranges="'Distribution 10-11'.B1:'Distribution 10-11'.C1 'Distribution 10-11'.A2:'Distribution 10-11'.A2 'Distribution 10-11'.B2:'Distribution 10-11'.C2 'Distribution 10-11'.A3:'Distribution 10-11'.A3 'Distribution 10-11'.B3:'Distribution 10-11'.C3 'Distribution 10-11'.A4:'Distribution 10-11'.A4 'Distribution 10-11'.B4:'Distribution 10-11'.C4 'Distribution 10-11'.A5:'Distribution 10-11'.A5 'Distribution 10-11'.B5:'Distribution 10-11'.C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table:formula="of:=[.B7]/[.B12]" office:value-type="float" office:value="0.371354166666667" calcext:value-type="float">
            <text:p>0.371354166666667</text:p>
          </table:table-cell>
          <table:table-cell table:formula="of:=[.C7]/[.C12]" office:value-type="float" office:value="0.175709001233046" calcext:value-type="float">
            <text:p>0.175709001233046</text:p>
          </table:table-cell>
        </table:table-row>
        <table:table-row table:style-name="ro1">
          <table:table-cell office:value-type="string" calcext:value-type="string">
            <text:p>Livingroom</text:p>
          </table:table-cell>
          <table:table-cell table:formula="of:=[.B8]/[.B12]" office:value-type="float" office:value="0.266666666666667" calcext:value-type="float">
            <text:p>0.266666666666667</text:p>
          </table:table-cell>
          <table:table-cell table:formula="of:=[.C8]/[.C12]" office:value-type="float" office:value="0.232429099876695" calcext:value-type="float">
            <text:p>0.232429099876695</text:p>
          </table:table-cell>
        </table:table-row>
        <table:table-row table:style-name="ro1">
          <table:table-cell office:value-type="string" calcext:value-type="string">
            <text:p>Bedroom</text:p>
          </table:table-cell>
          <table:table-cell table:formula="of:=[.B9]/[.B12]" office:value-type="float" office:value="0.361979166666667" calcext:value-type="float">
            <text:p>0.361979166666667</text:p>
          </table:table-cell>
          <table:table-cell table:formula="of:=[.C9]/[.C12]" office:value-type="float" office:value="0.591861898890259" calcext:value-type="float">
            <text:p>0.591861898890259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formula="of:=[.B10]/[.B12]" office:value-type="float" office:value="0.922395833333333" calcext:value-type="float">
            <text:p>0.922395833333333</text:p>
          </table:table-cell>
          <table:table-cell table:formula="of:=[.C10]/[.C12]" office:value-type="float" office:value="0.591861898890259" calcext:value-type="float">
            <text:p>0.5918618988902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2085" calcext:value-type="float">
            <text:p>2085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/>
          <table:table-cell office:value-type="float" office:value="5313" calcext:value-type="float">
            <text:p>5313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7:.B9])" office:value-type="float" office:value="5760" calcext:value-type="float">
            <text:p>5760</text:p>
          </table:table-cell>
          <table:table-cell table:formula="of:=SUM([.C7:.C9])" office:value-type="float" office:value="3244" calcext:value-type="float">
            <text:p>3244</text:p>
          </table:table-cell>
        </table:table-row>
      </table:table>
      <table:table table:name="F 28-8 and 10-11" table:style-name="ta1">
        <table:shapes>
          <draw:frame draw:z-index="0" draw:style-name="gr1" draw:text-style-name="P1" svg:width="453.51pt" svg:height="255.09pt" svg:x="66.05pt" svg:y="91.93pt">
            <loext:p draw:notify-on-update-of-ranges="'F 28-8 and 10-11'.B1:'F 28-8 and 10-11'.H1 'F 28-8 and 10-11'.A2:'F 28-8 and 10-11'.A2 'F 28-8 and 10-11'.B2:'F 28-8 and 10-11'.H2 'F 28-8 and 10-11'.A3:'F 28-8 and 10-11'.A3 'F 28-8 and 10-11'.B3:'F 28-8 and 10-11'.H3 'F 28-8 and 10-11'.A3:'F 28-8 and 10-11'.A3 'F 28-8 and 10-11'.B3:'F 28-8 and 10-11'.H3 'F 28-8 and 10-11'.A4:'F 28-8 and 10-11'.A4 'F 28-8 and 10-11'.B4:'F 28-8 and 10-11'.H4 'F 28-8 and 10-11'.A5:'F 28-8 and 10-11'.A5 'F 28-8 and 10-11'.B5:'F 28-8 and 10-11'.H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13205537806" calcext:value-type="float">
            <text:p>0.413205537806</text:p>
          </table:table-cell>
          <table:table-cell office:value-type="float" office:value="0.677277345073" calcext:value-type="float">
            <text:p>0.677277345073</text:p>
          </table:table-cell>
          <table:table-cell office:value-type="float" office:value="0.680879864636" calcext:value-type="float">
            <text:p>0.680879864636</text:p>
          </table:table-cell>
          <table:table-cell office:value-type="float" office:value="0.677277345073" calcext:value-type="float">
            <text:p>0.677277345073</text:p>
          </table:table-cell>
          <table:table-cell office:value-type="float" office:value="0.680879864636" calcext:value-type="float">
            <text:p>0.680879864636</text:p>
          </table:table-cell>
          <table:table-cell office:value-type="float" office:value="1" calcext:value-type="float">
            <text:p>1</text:p>
          </table:table-cell>
          <table:table-cell office:value-type="float" office:value="0.936693669367" calcext:value-type="float">
            <text:p>0.9366936693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74555403557" calcext:value-type="float">
            <text:p>0.574555403557</text:p>
          </table:table-cell>
          <table:table-cell office:value-type="float" office:value="0.477564102564" calcext:value-type="float">
            <text:p>0.477564102564</text:p>
          </table:table-cell>
          <table:table-cell office:value-type="float" office:value="0.474683544304" calcext:value-type="float">
            <text:p>0.474683544304</text:p>
          </table:table-cell>
          <table:table-cell office:value-type="float" office:value="0.477564102564" calcext:value-type="float">
            <text:p>0.477564102564</text:p>
          </table:table-cell>
          <table:table-cell office:value-type="float" office:value="0.474683544304" calcext:value-type="float">
            <text:p>0.474683544304</text:p>
          </table:table-cell>
          <table:table-cell office:value-type="float" office:value="0.998035363458" calcext:value-type="float">
            <text:p>0.998035363458</text:p>
          </table:table-cell>
          <table:table-cell office:value-type="float" office:value="0.841059602649" calcext:value-type="float">
            <text:p>0.8410596026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12345679012" calcext:value-type="float">
            <text:p>0.612345679012</text:p>
          </table:table-cell>
          <table:table-cell office:value-type="float" office:value="0.46683046683" calcext:value-type="float">
            <text:p>0.46683046683</text:p>
          </table:table-cell>
          <table:table-cell office:value-type="float" office:value="0.467780429594" calcext:value-type="float">
            <text:p>0.467780429594</text:p>
          </table:table-cell>
          <table:table-cell office:value-type="float" office:value="0.46683046683" calcext:value-type="float">
            <text:p>0.46683046683</text:p>
          </table:table-cell>
          <table:table-cell office:value-type="float" office:value="0.467780429594" calcext:value-type="float">
            <text:p>0.467780429594</text:p>
          </table:table-cell>
          <table:table-cell office:value-type="float" office:value="1" calcext:value-type="float">
            <text:p>1</text:p>
          </table:table-cell>
          <table:table-cell office:value-type="float" office:value="0.975265017668" calcext:value-type="float">
            <text:p>0.9752650176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61038961039" calcext:value-type="float">
            <text:p>0.561038961039</text:p>
          </table:table-cell>
          <table:table-cell office:value-type="float" office:value="0.509915014164" calcext:value-type="float">
            <text:p>0.509915014164</text:p>
          </table:table-cell>
          <table:table-cell office:value-type="float" office:value="0.469914040115" calcext:value-type="float">
            <text:p>0.469914040115</text:p>
          </table:table-cell>
          <table:table-cell office:value-type="float" office:value="0.509915014164" calcext:value-type="float">
            <text:p>0.509915014164</text:p>
          </table:table-cell>
          <table:table-cell office:value-type="float" office:value="0.469914040115" calcext:value-type="float">
            <text:p>0.46991404011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Recall 28-8 and 10-11" table:style-name="ta1">
        <table:shapes>
          <draw:frame draw:z-index="0" draw:style-name="gr1" draw:text-style-name="P1" svg:width="453.51pt" svg:height="255.09pt" svg:x="514.86pt" svg:y="2.83pt">
            <loext:p draw:notify-on-update-of-ranges="'Recall 28-8 and 10-11'.B1:'Recall 28-8 and 10-11'.H1 'Recall 28-8 and 10-11'.A2:'Recall 28-8 and 10-11'.A2 'Recall 28-8 and 10-11'.B2:'Recall 28-8 and 10-11'.H2 'Recall 28-8 and 10-11'.A3:'Recall 28-8 and 10-11'.A3 'Recall 28-8 and 10-11'.B3:'Recall 28-8 and 10-11'.H3 'Recall 28-8 and 10-11'.A3:'Recall 28-8 and 10-11'.A3 'Recall 28-8 and 10-11'.B3:'Recall 28-8 and 10-11'.H3 'Recall 28-8 and 10-11'.A4:'Recall 28-8 and 10-11'.A4 'Recall 28-8 and 10-11'.B4:'Recall 28-8 and 10-11'.H4 'Recall 28-8 and 10-11'.A5:'Recall 28-8 and 10-11'.A5 'Recall 28-8 and 10-11'.B5:'Recall 28-8 and 10-11'.H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487804878" calcext:value-type="float">
            <text:p>0.35487804878</text:p>
          </table:table-cell>
          <table:table-cell office:value-type="float" office:value="0.609756097561" calcext:value-type="float">
            <text:p>0.609756097561</text:p>
          </table:table-cell>
          <table:table-cell office:value-type="float" office:value="0.613414634146" calcext:value-type="float">
            <text:p>0.613414634146</text:p>
          </table:table-cell>
          <table:table-cell office:value-type="float" office:value="0.609756097561" calcext:value-type="float">
            <text:p>0.609756097561</text:p>
          </table:table-cell>
          <table:table-cell office:value-type="float" office:value="0.613414634146" calcext:value-type="float">
            <text:p>0.613414634146</text:p>
          </table:table-cell>
          <table:table-cell office:value-type="float" office:value="1" calcext:value-type="float">
            <text:p>1</text:p>
          </table:table-cell>
          <table:table-cell office:value-type="float" office:value="0.922031896043" calcext:value-type="float">
            <text:p>0.9220318960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40251572327" calcext:value-type="float">
            <text:p>0.440251572327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55172413793" calcext:value-type="float">
            <text:p>0.855172413793</text:p>
          </table:table-cell>
          <table:table-cell office:value-type="float" office:value="0.655172413793" calcext:value-type="float">
            <text:p>0.655172413793</text:p>
          </table:table-cell>
          <table:table-cell office:value-type="float" office:value="0.675862068966" calcext:value-type="float">
            <text:p>0.675862068966</text:p>
          </table:table-cell>
          <table:table-cell office:value-type="float" office:value="0.655172413793" calcext:value-type="float">
            <text:p>0.655172413793</text:p>
          </table:table-cell>
          <table:table-cell office:value-type="float" office:value="0.675862068966" calcext:value-type="float">
            <text:p>0.675862068966</text:p>
          </table:table-cell>
          <table:table-cell office:value-type="float" office:value="1" calcext:value-type="float">
            <text:p>1</text:p>
          </table:table-cell>
          <table:table-cell office:value-type="float" office:value="0.951724137931" calcext:value-type="float">
            <text:p>0.9517241379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47368421053" calcext:value-type="float">
            <text:p>0.947368421053</text:p>
          </table:table-cell>
          <table:table-cell office:value-type="float" office:value="0.789473684211" calcext:value-type="float">
            <text:p>0.789473684211</text:p>
          </table:table-cell>
          <table:table-cell office:value-type="float" office:value="0.719298245614" calcext:value-type="float">
            <text:p>0.719298245614</text:p>
          </table:table-cell>
          <table:table-cell office:value-type="float" office:value="0.789473684211" calcext:value-type="float">
            <text:p>0.789473684211</text:p>
          </table:table-cell>
          <table:table-cell office:value-type="float" office:value="0.719298245614" calcext:value-type="float">
            <text:p>0.71929824561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Precision 28-8 and 10-11" table:style-name="ta1">
        <table:shapes>
          <draw:frame draw:z-index="0" draw:style-name="gr1" draw:text-style-name="P1" svg:width="453.51pt" svg:height="255.09pt" svg:x="514.86pt" svg:y="2.83pt">
            <loext:p draw:notify-on-update-of-ranges="'Precision 28-8 and 10-11'.B1:'Precision 28-8 and 10-11'.H1 'Precision 28-8 and 10-11'.A2:'Precision 28-8 and 10-11'.A2 'Precision 28-8 and 10-11'.B2:'Precision 28-8 and 10-11'.H2 'Precision 28-8 and 10-11'.A3:'Precision 28-8 and 10-11'.A3 'Precision 28-8 and 10-11'.B3:'Precision 28-8 and 10-11'.H3 'Precision 28-8 and 10-11'.A3:'Precision 28-8 and 10-11'.A3 'Precision 28-8 and 10-11'.B3:'Precision 28-8 and 10-11'.H3 'Precision 28-8 and 10-11'.A4:'Precision 28-8 and 10-11'.A4 'Precision 28-8 and 10-11'.B4:'Precision 28-8 and 10-11'.H4 'Precision 28-8 and 10-11'.A5:'Precision 28-8 and 10-11'.A5 'Precision 28-8 and 10-11'.B5:'Precision 28-8 and 10-11'.H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VC RBF</text:p>
          </table:table-cell>
          <table:table-cell office:value-type="string" calcext:value-type="string">
            <text:p>KNN 5 Ball</text:p>
          </table:table-cell>
          <table:table-cell office:value-type="string" calcext:value-type="string">
            <text:p>KNN 7 Ball</text:p>
          </table:table-cell>
          <table:table-cell office:value-type="string" calcext:value-type="string">
            <text:p>KNN 5 KD</text:p>
          </table:table-cell>
          <table:table-cell office:value-type="string" calcext:value-type="string">
            <text:p>KNN 7 KD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Random Fores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4477485132" calcext:value-type="float">
            <text:p>0.494477485132</text:p>
          </table:table-cell>
          <table:table-cell office:value-type="float" office:value="0.761614623001" calcext:value-type="float">
            <text:p>0.761614623001</text:p>
          </table:table-cell>
          <table:table-cell office:value-type="float" office:value="0.765019011407" calcext:value-type="float">
            <text:p>0.765019011407</text:p>
          </table:table-cell>
          <table:table-cell office:value-type="float" office:value="0.761614623001" calcext:value-type="float">
            <text:p>0.761614623001</text:p>
          </table:table-cell>
          <table:table-cell office:value-type="float" office:value="0.765019011407" calcext:value-type="float">
            <text:p>0.765019011407</text:p>
          </table:table-cell>
          <table:table-cell office:value-type="float" office:value="1" calcext:value-type="float">
            <text:p>1</text:p>
          </table:table-cell>
          <table:table-cell office:value-type="float" office:value="0.922031896043" calcext:value-type="float">
            <text:p>0.9220318960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40251572327" calcext:value-type="float">
            <text:p>0.440251572327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office:value-type="float" office:value="0.402702702703" calcext:value-type="float">
            <text:p>0.402702702703</text:p>
          </table:table-cell>
          <table:table-cell office:value-type="float" office:value="0.396825396825" calcext:value-type="float">
            <text:p>0.396825396825</text:p>
          </table:table-cell>
          <table:table-cell office:value-type="float" office:value="0.996078431373" calcext:value-type="float">
            <text:p>0.996078431373</text:p>
          </table:table-cell>
          <table:table-cell office:value-type="float" office:value="0.725714285714" calcext:value-type="float">
            <text:p>0.7257142857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76923076923" calcext:value-type="float">
            <text:p>0.476923076923</text:p>
          </table:table-cell>
          <table:table-cell office:value-type="float" office:value="0.362595419847" calcext:value-type="float">
            <text:p>0.362595419847</text:p>
          </table:table-cell>
          <table:table-cell office:value-type="float" office:value="0.357664233577" calcext:value-type="float">
            <text:p>0.357664233577</text:p>
          </table:table-cell>
          <table:table-cell office:value-type="float" office:value="0.362595419847" calcext:value-type="float">
            <text:p>0.362595419847</text:p>
          </table:table-cell>
          <table:table-cell office:value-type="float" office:value="0.357664233577" calcext:value-type="float">
            <text:p>0.3576642335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9852398524" calcext:value-type="float">
            <text:p>0.39852398524</text:p>
          </table:table-cell>
          <table:table-cell office:value-type="float" office:value="0.376569037657" calcext:value-type="float">
            <text:p>0.376569037657</text:p>
          </table:table-cell>
          <table:table-cell office:value-type="float" office:value="0.348936170213" calcext:value-type="float">
            <text:p>0.348936170213</text:p>
          </table:table-cell>
          <table:table-cell office:value-type="float" office:value="0.376569037657" calcext:value-type="float">
            <text:p>0.376569037657</text:p>
          </table:table-cell>
          <table:table-cell office:value-type="float" office:value="0.348936170213" calcext:value-type="float">
            <text:p>0.348936170213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20:45:50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09:51.466000000</meta:creation-date>
    <dc:date>2016-09-30T20:56:28.645000000</dc:date>
    <meta:editing-duration>PT2H10M40S</meta:editing-duration>
    <meta:editing-cycles>44</meta:editing-cycles>
    <meta:generator>LibreOffice/5.2.0.4$Windows_x86 LibreOffice_project/066b007f5ebcc236395c7d282ba488bca6720265</meta:generator>
    <meta:document-statistic meta:table-count="12" meta:cell-count="44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95cm" svg:y="0.316cm" chart:style-name="ch2">
          <text:p>Room Level Occupancy F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F.A1:F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F.B1:F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F.B2:F.H2" chart:label-cell-address="F.A2:F.A2" chart:class="chart:bar">
            <chart:data-point chart:repeated="7"/>
          </chart:series>
          <chart:series chart:style-name="ch11" chart:values-cell-range-address="F.B3:F.H3" chart:label-cell-address="F.A3:F.A3" chart:class="chart:bar">
            <chart:data-point chart:repeated="7"/>
          </chart:series>
          <chart:series chart:style-name="ch12" chart:values-cell-range-address="F.B4:F.H4" chart:label-cell-address="F.A4:F.A4" chart:class="chart:bar">
            <chart:data-point chart:repeated="7"/>
          </chart:series>
          <chart:series chart:style-name="ch13" chart:values-cell-range-address="F.B5:F.H5" chart:label-cell-address="F.A5:F.A5" chart:class="chart:bar">
            <chart:data-point chart:repeated="7"/>
          </chart:series>
          <chart:series chart:style-name="ch14" chart:values-cell-range-address="F.B6:F.H6" chart:label-cell-address="F.A6:F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F.B1:F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F.A2:F.A2</svg:desc>
                </draw:g>
              </table:table-cell>
              <table:table-cell office:value-type="float" office:value="0.660114285714">
                <text:p>0.660114285714</text:p>
                <draw:g>
                  <svg:desc>F.B2:F.H2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716439688716">
                <text:p>0.716439688716</text:p>
              </table:table-cell>
              <table:table-cell office:value-type="float" office:value="0.999743260591">
                <text:p>0.999743260591</text:p>
              </table:table-cell>
              <table:table-cell office:value-type="float" office:value="0.987328940699">
                <text:p>0.987328940699</text:p>
              </table:table-cell>
            </table:table-row>
            <table:table-row>
              <table:table-cell office:value-type="string">
                <text:p>120</text:p>
                <draw:g>
                  <svg:desc>F.A3:F.A3</svg:desc>
                </draw:g>
              </table:table-cell>
              <table:table-cell office:value-type="float" office:value="0.59229747676">
                <text:p>0.59229747676</text:p>
                <draw:g>
                  <svg:desc>F.B3:F.H3</svg:desc>
                </draw:g>
              </table:table-cell>
              <table:table-cell office:value-type="float" office:value="0.740705659484">
                <text:p>0.740705659484</text:p>
              </table:table-cell>
              <table:table-cell office:value-type="float" office:value="0.690930098209">
                <text:p>0.690930098209</text:p>
              </table:table-cell>
              <table:table-cell office:value-type="float" office:value="0.677290836653">
                <text:p>0.677290836653</text:p>
              </table:table-cell>
              <table:table-cell office:value-type="float" office:value="0.674796747967">
                <text:p>0.674796747967</text:p>
              </table:table-cell>
              <table:table-cell office:value-type="float" office:value="0.997734994337">
                <text:p>0.997734994337</text:p>
              </table:table-cell>
              <table:table-cell office:value-type="float" office:value="0.969196919692">
                <text:p>0.969196919692</text:p>
              </table:table-cell>
            </table:table-row>
            <table:table-row>
              <table:table-cell office:value-type="string">
                <text:p>300</text:p>
                <draw:g>
                  <svg:desc>F.A4:F.A4</svg:desc>
                </draw:g>
              </table:table-cell>
              <table:table-cell office:value-type="float" office:value="0.590504451039">
                <text:p>0.590504451039</text:p>
                <draw:g>
                  <svg:desc>F.B4:F.H4</svg:desc>
                </draw:g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683116883117">
                <text:p>0.683116883117</text:p>
              </table:table-cell>
              <table:table-cell office:value-type="float" office:value="0.700653594771">
                <text:p>0.700653594771</text:p>
              </table:table-cell>
              <table:table-cell office:value-type="float" office:value="0.998781973203">
                <text:p>0.998781973203</text:p>
              </table:table-cell>
              <table:table-cell office:value-type="float" office:value="0.965352449223">
                <text:p>0.965352449223</text:p>
              </table:table-cell>
            </table:table-row>
            <table:table-row>
              <table:table-cell office:value-type="string">
                <text:p>600</text:p>
                <draw:g>
                  <svg:desc>F.A5:F.A5</svg:desc>
                </draw:g>
              </table:table-cell>
              <table:table-cell office:value-type="float" office:value="0.513595166163">
                <text:p>0.513595166163</text:p>
                <draw:g>
                  <svg:desc>F.B5:F.H5</svg:desc>
                </draw:g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615776081425">
                <text:p>0.615776081425</text:p>
              </table:table-cell>
              <table:table-cell office:value-type="float" office:value="0.639386189258">
                <text:p>0.639386189258</text:p>
              </table:table-cell>
              <table:table-cell office:value-type="float" office:value="0.997742663657">
                <text:p>0.997742663657</text:p>
              </table:table-cell>
              <table:table-cell office:value-type="float" office:value="0.992700729927">
                <text:p>0.992700729927</text:p>
              </table:table-cell>
            </table:table-row>
            <table:table-row>
              <table:table-cell office:value-type="string">
                <text:p>900</text:p>
                <draw:g>
                  <svg:desc>F.A6:F.A6</svg:desc>
                </draw:g>
              </table:table-cell>
              <table:table-cell office:value-type="float" office:value="0.768292682927">
                <text:p>0.768292682927</text:p>
                <draw:g>
                  <svg:desc>F.B6:F.H6</svg:desc>
                </draw:g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747603833866">
                <text:p>0.747603833866</text:p>
              </table:table-cell>
              <table:table-cell office:value-type="float" office:value="0.772151898734">
                <text:p>0.772151898734</text:p>
              </table:table-cell>
              <table:table-cell office:value-type="float" office:value="0.997050147493">
                <text:p>0.997050147493</text:p>
              </table:table-cell>
              <table:table-cell office:value-type="float" office:value="0.988304093567">
                <text:p>0.988304093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495cm" svg:y="0.316cm" chart:style-name="ch2">
          <text:p>Room Level Occupancy F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F 28-8 and 10-11'.A1:'F 28-8 and 10-11'.H5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'F 28-8 and 10-11'.B1:'F 28-8 and 10-11'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'F 28-8 and 10-11'.B2:'F 28-8 and 10-11'.H2" chart:label-cell-address="'F 28-8 and 10-11'.A2:'F 28-8 and 10-11'.A2" chart:class="chart:bar">
            <chart:data-point chart:repeated="7"/>
          </chart:series>
          <chart:series chart:style-name="ch11" chart:values-cell-range-address="'F 28-8 and 10-11'.B3:'F 28-8 and 10-11'.H3" chart:label-cell-address="'F 28-8 and 10-11'.A3:'F 28-8 and 10-11'.A3" chart:class="chart:bar">
            <chart:data-point chart:repeated="7"/>
          </chart:series>
          <chart:series chart:style-name="ch12" chart:values-cell-range-address="'F 28-8 and 10-11'.B3:'F 28-8 and 10-11'.H3" chart:label-cell-address="'F 28-8 and 10-11'.A3:'F 28-8 and 10-11'.A3" chart:class="chart:bar">
            <chart:data-point chart:repeated="7"/>
          </chart:series>
          <chart:series chart:style-name="ch13" chart:values-cell-range-address="'F 28-8 and 10-11'.B4:'F 28-8 and 10-11'.H4" chart:label-cell-address="'F 28-8 and 10-11'.A4:'F 28-8 and 10-11'.A4" chart:class="chart:bar">
            <chart:data-point chart:repeated="7"/>
          </chart:series>
          <chart:series chart:style-name="ch14" chart:values-cell-range-address="'F 28-8 and 10-11'.B5:'F 28-8 and 10-11'.H5" chart:label-cell-address="'F 28-8 and 10-11'.A5:'F 28-8 and 10-11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F 28-8 and 10-11'.B1:'F 28-8 and 10-11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F 28-8 and 10-11'.A2:'F 28-8 and 10-11'.A2</svg:desc>
                </draw:g>
              </table:table-cell>
              <table:table-cell office:value-type="float" office:value="0.413205537806">
                <text:p>0.413205537806</text:p>
                <draw:g>
                  <svg:desc>'F 28-8 and 10-11'.B2:'F 28-8 and 10-11'.H2</svg:desc>
                </draw:g>
              </table:table-cell>
              <table:table-cell office:value-type="float" office:value="0.677277345073">
                <text:p>0.677277345073</text:p>
              </table:table-cell>
              <table:table-cell office:value-type="float" office:value="0.680879864636">
                <text:p>0.680879864636</text:p>
              </table:table-cell>
              <table:table-cell office:value-type="float" office:value="0.677277345073">
                <text:p>0.677277345073</text:p>
              </table:table-cell>
              <table:table-cell office:value-type="float" office:value="0.680879864636">
                <text:p>0.680879864636</text:p>
              </table:table-cell>
              <table:table-cell office:value-type="float" office:value="1">
                <text:p>1</text:p>
              </table:table-cell>
              <table:table-cell office:value-type="float" office:value="0.936693669367">
                <text:p>0.936693669367</text:p>
              </table:table-cell>
            </table:table-row>
            <table:table-row>
              <table:table-cell office:value-type="string">
                <text:p>300</text:p>
                <draw:g>
                  <svg:desc>'F 28-8 and 10-11'.A3:'F 28-8 and 10-11'.A3</svg:desc>
                </draw:g>
              </table:table-cell>
              <table:table-cell office:value-type="float" office:value="0.574555403557">
                <text:p>0.574555403557</text:p>
                <draw:g>
                  <svg:desc>'F 28-8 and 10-11'.B3:'F 28-8 and 10-11'.H3</svg:desc>
                </draw:g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998035363458">
                <text:p>0.998035363458</text:p>
              </table:table-cell>
              <table:table-cell office:value-type="float" office:value="0.841059602649">
                <text:p>0.841059602649</text:p>
              </table:table-cell>
            </table:table-row>
            <table:table-row>
              <table:table-cell office:value-type="string">
                <text:p>300</text:p>
                <draw:g>
                  <svg:desc>'F 28-8 and 10-11'.A3:'F 28-8 and 10-11'.A3</svg:desc>
                </draw:g>
              </table:table-cell>
              <table:table-cell office:value-type="float" office:value="0.574555403557">
                <text:p>0.574555403557</text:p>
                <draw:g>
                  <svg:desc>'F 28-8 and 10-11'.B3:'F 28-8 and 10-11'.H3</svg:desc>
                </draw:g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477564102564">
                <text:p>0.477564102564</text:p>
              </table:table-cell>
              <table:table-cell office:value-type="float" office:value="0.474683544304">
                <text:p>0.474683544304</text:p>
              </table:table-cell>
              <table:table-cell office:value-type="float" office:value="0.998035363458">
                <text:p>0.998035363458</text:p>
              </table:table-cell>
              <table:table-cell office:value-type="float" office:value="0.841059602649">
                <text:p>0.841059602649</text:p>
              </table:table-cell>
            </table:table-row>
            <table:table-row>
              <table:table-cell office:value-type="string">
                <text:p>600</text:p>
                <draw:g>
                  <svg:desc>'F 28-8 and 10-11'.A4:'F 28-8 and 10-11'.A4</svg:desc>
                </draw:g>
              </table:table-cell>
              <table:table-cell office:value-type="float" office:value="0.612345679012">
                <text:p>0.612345679012</text:p>
                <draw:g>
                  <svg:desc>'F 28-8 and 10-11'.B4:'F 28-8 and 10-11'.H4</svg:desc>
                </draw:g>
              </table:table-cell>
              <table:table-cell office:value-type="float" office:value="0.46683046683">
                <text:p>0.46683046683</text:p>
              </table:table-cell>
              <table:table-cell office:value-type="float" office:value="0.467780429594">
                <text:p>0.467780429594</text:p>
              </table:table-cell>
              <table:table-cell office:value-type="float" office:value="0.46683046683">
                <text:p>0.46683046683</text:p>
              </table:table-cell>
              <table:table-cell office:value-type="float" office:value="0.467780429594">
                <text:p>0.467780429594</text:p>
              </table:table-cell>
              <table:table-cell office:value-type="float" office:value="1">
                <text:p>1</text:p>
              </table:table-cell>
              <table:table-cell office:value-type="float" office:value="0.975265017668">
                <text:p>0.975265017668</text:p>
              </table:table-cell>
            </table:table-row>
            <table:table-row>
              <table:table-cell office:value-type="string">
                <text:p>900</text:p>
                <draw:g>
                  <svg:desc>'F 28-8 and 10-11'.A5:'F 28-8 and 10-11'.A5</svg:desc>
                </draw:g>
              </table:table-cell>
              <table:table-cell office:value-type="float" office:value="0.561038961039">
                <text:p>0.561038961039</text:p>
                <draw:g>
                  <svg:desc>'F 28-8 and 10-11'.B5:'F 28-8 and 10-11'.H5</svg:desc>
                </draw:g>
              </table:table-cell>
              <table:table-cell office:value-type="float" office:value="0.509915014164">
                <text:p>0.509915014164</text:p>
              </table:table-cell>
              <table:table-cell office:value-type="float" office:value="0.469914040115">
                <text:p>0.469914040115</text:p>
              </table:table-cell>
              <table:table-cell office:value-type="float" office:value="0.509915014164">
                <text:p>0.509915014164</text:p>
              </table:table-cell>
              <table:table-cell office:value-type="float" office:value="0.469914040115">
                <text:p>0.469914040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Recall 28-8 and 10-11'.A1:'Recall 28-8 and 10-11'.H5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text">
            <chart:categories table:cell-range-address="'Recall 28-8 and 10-11'.B1:'Recall 28-8 and 10-11'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'Recall 28-8 and 10-11'.B2:'Recall 28-8 and 10-11'.H2" chart:label-cell-address="'Recall 28-8 and 10-11'.A2:'Recall 28-8 and 10-11'.A2" chart:class="chart:bar">
            <chart:data-point chart:repeated="7"/>
          </chart:series>
          <chart:series chart:style-name="ch11" chart:values-cell-range-address="'Recall 28-8 and 10-11'.B3:'Recall 28-8 and 10-11'.H3" chart:label-cell-address="'Recall 28-8 and 10-11'.A3:'Recall 28-8 and 10-11'.A3" chart:class="chart:bar">
            <chart:data-point chart:repeated="7"/>
          </chart:series>
          <chart:series chart:style-name="ch12" chart:values-cell-range-address="'Recall 28-8 and 10-11'.B3:'Recall 28-8 and 10-11'.H3" chart:label-cell-address="'Recall 28-8 and 10-11'.A3:'Recall 28-8 and 10-11'.A3" chart:class="chart:bar">
            <chart:data-point chart:repeated="7"/>
          </chart:series>
          <chart:series chart:style-name="ch13" chart:values-cell-range-address="'Recall 28-8 and 10-11'.B4:'Recall 28-8 and 10-11'.H4" chart:label-cell-address="'Recall 28-8 and 10-11'.A4:'Recall 28-8 and 10-11'.A4" chart:class="chart:bar">
            <chart:data-point chart:repeated="7"/>
          </chart:series>
          <chart:series chart:style-name="ch14" chart:values-cell-range-address="'Recall 28-8 and 10-11'.B5:'Recall 28-8 and 10-11'.H5" chart:label-cell-address="'Recall 28-8 and 10-11'.A5:'Recall 28-8 and 10-11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Recall 28-8 and 10-11'.B1:'Recall 28-8 and 10-11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Recall 28-8 and 10-11'.A2:'Recall 28-8 and 10-11'.A2</svg:desc>
                </draw:g>
              </table:table-cell>
              <table:table-cell office:value-type="float" office:value="0.35487804878">
                <text:p>0.35487804878</text:p>
                <draw:g>
                  <svg:desc>'Recall 28-8 and 10-11'.B2:'Recall 28-8 and 10-11'.H2</svg:desc>
                </draw:g>
              </table:table-cell>
              <table:table-cell office:value-type="float" office:value="0.609756097561">
                <text:p>0.609756097561</text:p>
              </table:table-cell>
              <table:table-cell office:value-type="float" office:value="0.613414634146">
                <text:p>0.613414634146</text:p>
              </table:table-cell>
              <table:table-cell office:value-type="float" office:value="0.609756097561">
                <text:p>0.609756097561</text:p>
              </table:table-cell>
              <table:table-cell office:value-type="float" office:value="0.613414634146">
                <text:p>0.613414634146</text:p>
              </table:table-cell>
              <table:table-cell office:value-type="float" office:value="1">
                <text:p>1</text:p>
              </table:table-cell>
              <table:table-cell office:value-type="float" office:value="0.922031896043">
                <text:p>0.922031896043</text:p>
              </table:table-cell>
            </table:table-row>
            <table:table-row>
              <table:table-cell office:value-type="string">
                <text:p>300</text:p>
                <draw:g>
                  <svg:desc>'Recall 28-8 and 10-11'.A3:'Recall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Recall 28-8 and 10-11'.B3:'Recall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all 28-8 and 10-11'.A3:'Recall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Recall 28-8 and 10-11'.B3:'Recall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all 28-8 and 10-11'.A4:'Recall 28-8 and 10-11'.A4</svg:desc>
                </draw:g>
              </table:table-cell>
              <table:table-cell office:value-type="float" office:value="0.855172413793">
                <text:p>0.855172413793</text:p>
                <draw:g>
                  <svg:desc>'Recall 28-8 and 10-11'.B4:'Recall 28-8 and 10-11'.H4</svg:desc>
                </draw:g>
              </table:table-cell>
              <table:table-cell office:value-type="float" office:value="0.655172413793">
                <text:p>0.655172413793</text:p>
              </table:table-cell>
              <table:table-cell office:value-type="float" office:value="0.675862068966">
                <text:p>0.675862068966</text:p>
              </table:table-cell>
              <table:table-cell office:value-type="float" office:value="0.655172413793">
                <text:p>0.655172413793</text:p>
              </table:table-cell>
              <table:table-cell office:value-type="float" office:value="0.675862068966">
                <text:p>0.675862068966</text:p>
              </table:table-cell>
              <table:table-cell office:value-type="float" office:value="1">
                <text:p>1</text:p>
              </table:table-cell>
              <table:table-cell office:value-type="float" office:value="0.951724137931">
                <text:p>0.951724137931</text:p>
              </table:table-cell>
            </table:table-row>
            <table:table-row>
              <table:table-cell office:value-type="string">
                <text:p>900</text:p>
                <draw:g>
                  <svg:desc>'Recall 28-8 and 10-11'.A5:'Recall 28-8 and 10-11'.A5</svg:desc>
                </draw:g>
              </table:table-cell>
              <table:table-cell office:value-type="float" office:value="0.947368421053">
                <text:p>0.947368421053</text:p>
                <draw:g>
                  <svg:desc>'Recall 28-8 and 10-11'.B5:'Recall 28-8 and 10-11'.H5</svg:desc>
                </draw:g>
              </table:table-cell>
              <table:table-cell office:value-type="float" office:value="0.789473684211">
                <text:p>0.789473684211</text:p>
              </table:table-cell>
              <table:table-cell office:value-type="float" office:value="0.719298245614">
                <text:p>0.719298245614</text:p>
              </table:table-cell>
              <table:table-cell office:value-type="float" office:value="0.789473684211">
                <text:p>0.789473684211</text:p>
              </table:table-cell>
              <table:table-cell office:value-type="float" office:value="0.719298245614">
                <text:p>0.7192982456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Precision 28-8 and 10-11'.A1:'Precision 28-8 and 10-11'.H5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text">
            <chart:categories table:cell-range-address="'Precision 28-8 and 10-11'.B1:'Precision 28-8 and 10-11'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'Precision 28-8 and 10-11'.B2:'Precision 28-8 and 10-11'.H2" chart:label-cell-address="'Precision 28-8 and 10-11'.A2:'Precision 28-8 and 10-11'.A2" chart:class="chart:bar">
            <chart:data-point chart:repeated="7"/>
          </chart:series>
          <chart:series chart:style-name="ch11" chart:values-cell-range-address="'Precision 28-8 and 10-11'.B3:'Precision 28-8 and 10-11'.H3" chart:label-cell-address="'Precision 28-8 and 10-11'.A3:'Precision 28-8 and 10-11'.A3" chart:class="chart:bar">
            <chart:data-point chart:repeated="7"/>
          </chart:series>
          <chart:series chart:style-name="ch12" chart:values-cell-range-address="'Precision 28-8 and 10-11'.B3:'Precision 28-8 and 10-11'.H3" chart:label-cell-address="'Precision 28-8 and 10-11'.A3:'Precision 28-8 and 10-11'.A3" chart:class="chart:bar">
            <chart:data-point chart:repeated="7"/>
          </chart:series>
          <chart:series chart:style-name="ch13" chart:values-cell-range-address="'Precision 28-8 and 10-11'.B4:'Precision 28-8 and 10-11'.H4" chart:label-cell-address="'Precision 28-8 and 10-11'.A4:'Precision 28-8 and 10-11'.A4" chart:class="chart:bar">
            <chart:data-point chart:style-name="ch14"/>
            <chart:data-point chart:repeated="6"/>
          </chart:series>
          <chart:series chart:style-name="ch15" chart:values-cell-range-address="'Precision 28-8 and 10-11'.B5:'Precision 28-8 and 10-11'.H5" chart:label-cell-address="'Precision 28-8 and 10-11'.A5:'Precision 28-8 and 10-11'.A5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Precision 28-8 and 10-11'.B1:'Precision 28-8 and 10-11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Precision 28-8 and 10-11'.A2:'Precision 28-8 and 10-11'.A2</svg:desc>
                </draw:g>
              </table:table-cell>
              <table:table-cell office:value-type="float" office:value="0.494477485132">
                <text:p>0.494477485132</text:p>
                <draw:g>
                  <svg:desc>'Precision 28-8 and 10-11'.B2:'Precision 28-8 and 10-11'.H2</svg:desc>
                </draw:g>
              </table:table-cell>
              <table:table-cell office:value-type="float" office:value="0.761614623001">
                <text:p>0.761614623001</text:p>
              </table:table-cell>
              <table:table-cell office:value-type="float" office:value="0.765019011407">
                <text:p>0.765019011407</text:p>
              </table:table-cell>
              <table:table-cell office:value-type="float" office:value="0.761614623001">
                <text:p>0.761614623001</text:p>
              </table:table-cell>
              <table:table-cell office:value-type="float" office:value="0.765019011407">
                <text:p>0.765019011407</text:p>
              </table:table-cell>
              <table:table-cell office:value-type="float" office:value="1">
                <text:p>1</text:p>
              </table:table-cell>
              <table:table-cell office:value-type="float" office:value="0.922031896043">
                <text:p>0.922031896043</text:p>
              </table:table-cell>
            </table:table-row>
            <table:table-row>
              <table:table-cell office:value-type="string">
                <text:p>300</text:p>
                <draw:g>
                  <svg:desc>'Precision 28-8 and 10-11'.A3:'Precision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Precision 28-8 and 10-11'.B3:'Precision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996078431373">
                <text:p>0.996078431373</text:p>
              </table:table-cell>
              <table:table-cell office:value-type="float" office:value="0.725714285714">
                <text:p>0.725714285714</text:p>
              </table:table-cell>
            </table:table-row>
            <table:table-row>
              <table:table-cell office:value-type="string">
                <text:p>300</text:p>
                <draw:g>
                  <svg:desc>'Precision 28-8 and 10-11'.A3:'Precision 28-8 and 10-11'.A3</svg:desc>
                </draw:g>
              </table:table-cell>
              <table:table-cell office:value-type="float" office:value="0.440251572327">
                <text:p>0.440251572327</text:p>
                <draw:g>
                  <svg:desc>'Precision 28-8 and 10-11'.B3:'Precision 28-8 and 10-11'.H3</svg:desc>
                </draw:g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402702702703">
                <text:p>0.402702702703</text:p>
              </table:table-cell>
              <table:table-cell office:value-type="float" office:value="0.396825396825">
                <text:p>0.396825396825</text:p>
              </table:table-cell>
              <table:table-cell office:value-type="float" office:value="0.996078431373">
                <text:p>0.996078431373</text:p>
              </table:table-cell>
              <table:table-cell office:value-type="float" office:value="0.725714285714">
                <text:p>0.725714285714</text:p>
              </table:table-cell>
            </table:table-row>
            <table:table-row>
              <table:table-cell office:value-type="string">
                <text:p>600</text:p>
                <draw:g>
                  <svg:desc>'Precision 28-8 and 10-11'.A4:'Precision 28-8 and 10-11'.A4</svg:desc>
                </draw:g>
              </table:table-cell>
              <table:table-cell office:value-type="float" office:value="0.476923076923">
                <text:p>0.476923076923</text:p>
                <draw:g>
                  <svg:desc>'Precision 28-8 and 10-11'.B4:'Precision 28-8 and 10-11'.H4</svg:desc>
                </draw:g>
              </table:table-cell>
              <table:table-cell office:value-type="float" office:value="0.362595419847">
                <text:p>0.362595419847</text:p>
              </table:table-cell>
              <table:table-cell office:value-type="float" office:value="0.357664233577">
                <text:p>0.357664233577</text:p>
              </table:table-cell>
              <table:table-cell office:value-type="float" office:value="0.362595419847">
                <text:p>0.362595419847</text:p>
              </table:table-cell>
              <table:table-cell office:value-type="float" office:value="0.357664233577">
                <text:p>0.3576642335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Precision 28-8 and 10-11'.A5:'Precision 28-8 and 10-11'.A5</svg:desc>
                </draw:g>
              </table:table-cell>
              <table:table-cell office:value-type="float" office:value="0.39852398524">
                <text:p>0.39852398524</text:p>
                <draw:g>
                  <svg:desc>'Precision 28-8 and 10-11'.B5:'Precision 28-8 and 10-11'.H5</svg:desc>
                </draw:g>
              </table:table-cell>
              <table:table-cell office:value-type="float" office:value="0.376569037657">
                <text:p>0.376569037657</text:p>
              </table:table-cell>
              <table:table-cell office:value-type="float" office:value="0.348936170213">
                <text:p>0.348936170213</text:p>
              </table:table-cell>
              <table:table-cell office:value-type="float" office:value="0.376569037657">
                <text:p>0.376569037657</text:p>
              </table:table-cell>
              <table:table-cell office:value-type="float" office:value="0.348936170213">
                <text:p>0.3489361702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Recall.A1:Recall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Recall.B1:Recall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Recall.B2:Recall.H2" chart:label-cell-address="Recall.A2:Recall.A2" chart:class="chart:bar">
            <chart:data-point chart:repeated="7"/>
          </chart:series>
          <chart:series chart:style-name="ch11" chart:values-cell-range-address="Recall.B3:Recall.H3" chart:label-cell-address="Recall.A3:Recall.A3" chart:class="chart:bar">
            <chart:data-point chart:repeated="7"/>
          </chart:series>
          <chart:series chart:style-name="ch12" chart:values-cell-range-address="Recall.B4:Recall.H4" chart:label-cell-address="Recall.A4:Recall.A4" chart:class="chart:bar">
            <chart:data-point chart:repeated="7"/>
          </chart:series>
          <chart:series chart:style-name="ch13" chart:values-cell-range-address="Recall.B5:Recall.H5" chart:label-cell-address="Recall.A5:Recall.A5" chart:class="chart:bar">
            <chart:data-point chart:repeated="7"/>
          </chart:series>
          <chart:series chart:style-name="ch14" chart:values-cell-range-address="Recall.B6:Recall.H6" chart:label-cell-address="Recall.A6:Recall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Recall.B1:Recall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Recall.A2:Recall.A2</svg:desc>
                </draw:g>
              </table:table-cell>
              <table:table-cell office:value-type="float" office:value="0.741273100616">
                <text:p>0.741273100616</text:p>
                <draw:g>
                  <svg:desc>Recall.B2:Recall.H2</svg:desc>
                </draw:g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802874743326">
                <text:p>0.802874743326</text:p>
              </table:table-cell>
              <table:table-cell office:value-type="float" office:value="0.756160164271">
                <text:p>0.756160164271</text:p>
              </table:table-cell>
              <table:table-cell office:value-type="float" office:value="0.999486652977">
                <text:p>0.999486652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  <draw:g>
                  <svg:desc>Recall.A3:Recall.A3</svg:desc>
                </draw:g>
              </table:table-cell>
              <table:table-cell office:value-type="float" office:value="0.50395480226">
                <text:p>0.50395480226</text:p>
                <draw:g>
                  <svg:desc>Recall.B3:Recall.H3</svg:desc>
                </draw:g>
              </table:table-cell>
              <table:table-cell office:value-type="float" office:value="0.679245283019">
                <text:p>0.679245283019</text:p>
              </table:table-cell>
              <table:table-cell office:value-type="float" office:value="0.663706992231">
                <text:p>0.663706992231</text:p>
              </table:table-cell>
              <table:table-cell office:value-type="float" office:value="0.672316384181">
                <text:p>0.672316384181</text:p>
              </table:table-cell>
              <table:table-cell office:value-type="float" office:value="0.656497175141">
                <text:p>0.656497175141</text:p>
              </table:table-cell>
              <table:table-cell office:value-type="float" office:value="0.995480225989">
                <text:p>0.995480225989</text:p>
              </table:table-cell>
              <table:table-cell office:value-type="float" office:value="0.995480225989">
                <text:p>0.995480225989</text:p>
              </table:table-cell>
            </table:table-row>
            <table:table-row>
              <table:table-cell office:value-type="string">
                <text:p>300</text:p>
                <draw:g>
                  <svg:desc>Recall.A4:Recall.A4</svg:desc>
                </draw:g>
              </table:table-cell>
              <table:table-cell office:value-type="float" office:value="0.484184914842">
                <text:p>0.484184914842</text:p>
                <draw:g>
                  <svg:desc>Recall.B4:Recall.H4</svg:desc>
                </draw:g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639902676399">
                <text:p>0.639902676399</text:p>
              </table:table-cell>
              <table:table-cell office:value-type="float" office:value="0.652068126521">
                <text:p>0.652068126521</text:p>
              </table:table-cell>
              <table:table-cell office:value-type="float" office:value="0.997566909976">
                <text:p>0.997566909976</text:p>
              </table:table-cell>
              <table:table-cell office:value-type="float" office:value="0.98296836983">
                <text:p>0.98296836983</text:p>
              </table:table-cell>
            </table:table-row>
            <table:table-row>
              <table:table-cell office:value-type="string">
                <text:p>600</text:p>
                <draw:g>
                  <svg:desc>Recall.A5:Recall.A5</svg:desc>
                </draw:g>
              </table:table-cell>
              <table:table-cell office:value-type="float" office:value="0.410628019324">
                <text:p>0.410628019324</text:p>
                <draw:g>
                  <svg:desc>Recall.B5:Recall.H5</svg:desc>
                </draw:g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545045045045">
                <text:p>0.545045045045</text:p>
              </table:table-cell>
              <table:table-cell office:value-type="float" office:value="0.6038647343">
                <text:p>0.6038647343</text:p>
              </table:table-cell>
              <table:table-cell office:value-type="float" office:value="0.995495495495">
                <text:p>0.995495495495</text:p>
              </table:table-cell>
              <table:table-cell office:value-type="float" office:value="0.985507246377">
                <text:p>0.985507246377</text:p>
              </table:table-cell>
            </table:table-row>
            <table:table-row>
              <table:table-cell office:value-type="string">
                <text:p>900</text:p>
                <draw:g>
                  <svg:desc>Recall.A6:Recall.A6</svg:desc>
                </draw:g>
              </table:table-cell>
              <table:table-cell office:value-type="float" office:value="0.745562130178">
                <text:p>0.745562130178</text:p>
                <draw:g>
                  <svg:desc>Recall.B6:Recall.H6</svg:desc>
                </draw:g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21893491124">
                <text:p>0.721893491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Precision.A1:Precision.H6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Precision.B1:Precision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Precision.B2:Precision.H2" chart:label-cell-address="Precision.A2:Precision.A2" chart:class="chart:bar">
            <chart:data-point chart:repeated="7"/>
          </chart:series>
          <chart:series chart:style-name="ch11" chart:values-cell-range-address="Precision.B3:Precision.H3" chart:label-cell-address="Precision.A3:Precision.A3" chart:class="chart:bar">
            <chart:data-point chart:repeated="7"/>
          </chart:series>
          <chart:series chart:style-name="ch12" chart:values-cell-range-address="Precision.B4:Precision.H4" chart:label-cell-address="Precision.A4:Precision.A4" chart:class="chart:bar">
            <chart:data-point chart:repeated="7"/>
          </chart:series>
          <chart:series chart:style-name="ch13" chart:values-cell-range-address="Precision.B5:Precision.H5" chart:label-cell-address="Precision.A5:Precision.A5" chart:class="chart:bar">
            <chart:data-point chart:repeated="7"/>
          </chart:series>
          <chart:series chart:style-name="ch14" chart:values-cell-range-address="Precision.B6:Precision.H6" chart:label-cell-address="Precision.A6:Precision.A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Precision.B1:Precision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Precision.A2:Precision.A2</svg:desc>
                </draw:g>
              </table:table-cell>
              <table:table-cell office:value-type="float" office:value="0.594973217965">
                <text:p>0.594973217965</text:p>
                <draw:g>
                  <svg:desc>Precision.B2:Precision.H2</svg:desc>
                </draw:g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0.687472527473">
                <text:p>0.687472527473</text:p>
              </table:table-cell>
              <table:table-cell office:value-type="float" office:value="0.680683918669">
                <text:p>0.680683918669</text:p>
              </table:table-cell>
              <table:table-cell office:value-type="float" office:value="1">
                <text:p>1</text:p>
              </table:table-cell>
              <table:table-cell office:value-type="float" office:value="0.974974974975">
                <text:p>0.974974974975</text:p>
              </table:table-cell>
            </table:table-row>
            <table:table-row>
              <table:table-cell office:value-type="string">
                <text:p>120</text:p>
                <draw:g>
                  <svg:desc>Precision.A3:Precision.A3</svg:desc>
                </draw:g>
              </table:table-cell>
              <table:table-cell office:value-type="float" office:value="0.718196457327">
                <text:p>0.718196457327</text:p>
                <draw:g>
                  <svg:desc>Precision.B3:Precision.H3</svg:desc>
                </draw:g>
              </table:table-cell>
              <table:table-cell office:value-type="float" office:value="0.706697459584">
                <text:p>0.706697459584</text:p>
              </table:table-cell>
              <table:table-cell office:value-type="float" office:value="0.720481927711">
                <text:p>0.720481927711</text:p>
              </table:table-cell>
              <table:table-cell office:value-type="float" office:value="0.682339449541">
                <text:p>0.682339449541</text:p>
              </table:table-cell>
              <table:table-cell office:value-type="float" office:value="0.694145758662">
                <text:p>0.694145758662</text:p>
              </table:table-cell>
              <table:table-cell office:value-type="float" office:value="1">
                <text:p>1</text:p>
              </table:table-cell>
              <table:table-cell office:value-type="float" office:value="0.944265809218">
                <text:p>0.944265809218</text:p>
              </table:table-cell>
            </table:table-row>
            <table:table-row>
              <table:table-cell office:value-type="string">
                <text:p>300</text:p>
                <draw:g>
                  <svg:desc>Precision.A4:Precision.A4</svg:desc>
                </draw:g>
              </table:table-cell>
              <table:table-cell office:value-type="float" office:value="0.756653992395">
                <text:p>0.756653992395</text:p>
                <draw:g>
                  <svg:desc>Precision.B4:Precision.H4</svg:desc>
                </draw:g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0.732590529248">
                <text:p>0.732590529248</text:p>
              </table:table-cell>
              <table:table-cell office:value-type="float" office:value="0.757062146893">
                <text:p>0.757062146893</text:p>
              </table:table-cell>
              <table:table-cell office:value-type="float" office:value="1">
                <text:p>1</text:p>
              </table:table-cell>
              <table:table-cell office:value-type="float" office:value="0.948356807512">
                <text:p>0.948356807512</text:p>
              </table:table-cell>
            </table:table-row>
            <table:table-row>
              <table:table-cell office:value-type="string">
                <text:p>600</text:p>
                <draw:g>
                  <svg:desc>Precision.A5:Precision.A5</svg:desc>
                </draw:g>
              </table:table-cell>
              <table:table-cell office:value-type="float" office:value="0.685483870968">
                <text:p>0.685483870968</text:p>
                <draw:g>
                  <svg:desc>Precision.B5:Precision.H5</svg:desc>
                </draw:g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0.707602339181">
                <text:p>0.707602339181</text:p>
              </table:table-cell>
              <table:table-cell office:value-type="float" office:value="0.679347826087">
                <text:p>0.6793478260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Precision.A6:Precision.A6</svg:desc>
                </draw:g>
              </table:table-cell>
              <table:table-cell office:value-type="float" office:value="0.792452830189">
                <text:p>0.792452830189</text:p>
                <draw:g>
                  <svg:desc>Precision.B6:Precision.H6</svg:desc>
                </draw:g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8125">
                <text:p>0.8125</text:p>
              </table:table-cell>
              <table:table-cell office:value-type="float" office:value="0.829931972789">
                <text:p>0.829931972789</text:p>
              </table:table-cell>
              <table:table-cell office:value-type="float" office:value="0.994117647059">
                <text:p>0.994117647059</text:p>
              </table:table-cell>
              <table:table-cell office:value-type="float" office:value="0.976878612717">
                <text:p>0.976878612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2.127cm" svg:y="1.302cm" chart:style-name="ch3">
          <text:p>Training 02/06/2012 to 09/06/2012, testing 10/06/2012 to 11/06/2012</text:p>
        </chart:subtitle>
        <chart:legend chart:legend-position="end" svg:x="13.587cm" svg:y="3.47cm" style:legend-expansion="high" chart:style-name="ch4"/>
        <chart:plot-area chart:style-name="ch5" table:cell-range-address="Distribution.A1:Distribution.C5" chart:data-source-has-labels="both" svg:x="1.314cm" svg:y="2.155cm" svg:width="11.953cm" svg:height="5.701cm">
          <chartooo:coordinate-region svg:x="2.059cm" svg:y="2.35cm" svg:width="11.208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Distribution.B1:Distribution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Distribution.B2:Distribution.C2" chart:label-cell-address="Distribution.A2:Distribution.A2" chart:class="chart:bar">
            <chart:data-point chart:repeated="2"/>
          </chart:series>
          <chart:series chart:style-name="ch12" chart:values-cell-range-address="Distribution.B3:Distribution.C3" chart:label-cell-address="Distribution.A3:Distribution.A3" chart:class="chart:bar">
            <chart:data-point chart:repeated="2"/>
          </chart:series>
          <chart:series chart:style-name="ch13" chart:values-cell-range-address="Distribution.B4:Distribution.C4" chart:label-cell-address="Distribution.A4:Distribution.A4" chart:class="chart:bar">
            <chart:data-point chart:repeated="2"/>
          </chart:series>
          <chart:series chart:style-name="ch14" chart:values-cell-range-address="Distribution.B5:Distribution.C5" chart:label-cell-address="Distribution.A5:Distribution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Distribution.B1:Distribution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Distribution.A2:Distribution.A2</svg:desc>
                </draw:g>
              </table:table-cell>
              <table:table-cell office:value-type="float" office:value="0.191971849341848">
                <text:p>0.191971849341848</text:p>
                <draw:g>
                  <svg:desc>Distribution.B2:Distribution.C2</svg:desc>
                </draw:g>
              </table:table-cell>
              <table:table-cell office:value-type="float" office:value="0.175709001233046">
                <text:p>0.175709001233046</text:p>
              </table:table-cell>
            </table:table-row>
            <table:table-row>
              <table:table-cell office:value-type="string">
                <text:p>Livingroom</text:p>
                <draw:g>
                  <svg:desc>Distribution.A3:Distribution.A3</svg:desc>
                </draw:g>
              </table:table-cell>
              <table:table-cell office:value-type="float" office:value="0.199791476606282">
                <text:p>0.199791476606282</text:p>
                <draw:g>
                  <svg:desc>Distribution.B3:Distribution.C3</svg:desc>
                </draw:g>
              </table:table-cell>
              <table:table-cell office:value-type="float" office:value="0.232429099876695">
                <text:p>0.232429099876695</text:p>
              </table:table-cell>
            </table:table-row>
            <table:table-row>
              <table:table-cell office:value-type="string">
                <text:p>Bedroom</text:p>
                <draw:g>
                  <svg:desc>Distribution.A4:Distribution.A4</svg:desc>
                </draw:g>
              </table:table-cell>
              <table:table-cell office:value-type="float" office:value="0.60823667405187">
                <text:p>0.60823667405187</text:p>
                <draw:g>
                  <svg:desc>Distribution.B4:Distribution.C4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  <table:table-row>
              <table:table-cell office:value-type="string">
                <text:p>House</text:p>
                <draw:g>
                  <svg:desc>Distribution.A5:Distribution.A5</svg:desc>
                </draw:g>
              </table:table-cell>
              <table:table-cell office:value-type="float" office:value="0.60823667405187">
                <text:p>0.60823667405187</text:p>
                <draw:g>
                  <svg:desc>Distribution.B5:Distribution.C5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2.127cm" svg:y="1.302cm" chart:style-name="ch3">
          <text:p>Training 02/06/2012 to 09/06/2012, testing 10/06/2012 to 11/06/2012</text:p>
        </chart:subtitle>
        <chart:legend chart:legend-position="end" svg:x="13.587cm" svg:y="3.47cm" style:legend-expansion="high" chart:style-name="ch4"/>
        <chart:plot-area chart:style-name="ch5" table:cell-range-address="'Distribution 28-8 and 2-3'.A1:'Distribution 28-8 and 2-3'.C5" chart:data-source-has-labels="both" svg:x="1.314cm" svg:y="2.155cm" svg:width="11.953cm" svg:height="5.701cm">
          <chartooo:coordinate-region svg:x="2.059cm" svg:y="2.35cm" svg:width="11.208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'Distribution 28-8 and 2-3'.B1:'Distribution 28-8 and 2-3'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'Distribution 28-8 and 2-3'.B2:'Distribution 28-8 and 2-3'.C2" chart:label-cell-address="'Distribution 28-8 and 2-3'.A2:'Distribution 28-8 and 2-3'.A2" chart:class="chart:bar">
            <chart:data-point chart:repeated="2"/>
          </chart:series>
          <chart:series chart:style-name="ch12" chart:values-cell-range-address="'Distribution 28-8 and 2-3'.B3:'Distribution 28-8 and 2-3'.C3" chart:label-cell-address="'Distribution 28-8 and 2-3'.A3:'Distribution 28-8 and 2-3'.A3" chart:class="chart:bar">
            <chart:data-point chart:repeated="2"/>
          </chart:series>
          <chart:series chart:style-name="ch13" chart:values-cell-range-address="'Distribution 28-8 and 2-3'.B4:'Distribution 28-8 and 2-3'.C4" chart:label-cell-address="'Distribution 28-8 and 2-3'.A4:'Distribution 28-8 and 2-3'.A4" chart:class="chart:bar">
            <chart:data-point chart:repeated="2"/>
          </chart:series>
          <chart:series chart:style-name="ch14" chart:values-cell-range-address="'Distribution 28-8 and 2-3'.B5:'Distribution 28-8 and 2-3'.C5" chart:label-cell-address="'Distribution 28-8 and 2-3'.A5:'Distribution 28-8 and 2-3'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'Distribution 28-8 and 2-3'.B1:'Distribution 28-8 and 2-3'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'Distribution 28-8 and 2-3'.A2:'Distribution 28-8 and 2-3'.A2</svg:desc>
                </draw:g>
              </table:table-cell>
              <table:table-cell office:value-type="float" office:value="0.371354166666667">
                <text:p>0.371354166666667</text:p>
                <draw:g>
                  <svg:desc>'Distribution 28-8 and 2-3'.B2:'Distribution 28-8 and 2-3'.C2</svg:desc>
                </draw:g>
              </table:table-cell>
              <table:table-cell office:value-type="float" office:value="0.204724409448819">
                <text:p>0.204724409448819</text:p>
              </table:table-cell>
            </table:table-row>
            <table:table-row>
              <table:table-cell office:value-type="string">
                <text:p>Livingroom</text:p>
                <draw:g>
                  <svg:desc>'Distribution 28-8 and 2-3'.A3:'Distribution 28-8 and 2-3'.A3</svg:desc>
                </draw:g>
              </table:table-cell>
              <table:table-cell office:value-type="float" office:value="0.266666666666667">
                <text:p>0.266666666666667</text:p>
                <draw:g>
                  <svg:desc>'Distribution 28-8 and 2-3'.B3:'Distribution 28-8 and 2-3'.C3</svg:desc>
                </draw:g>
              </table:table-cell>
              <table:table-cell office:value-type="float" office:value="0.191123836793128">
                <text:p>0.191123836793128</text:p>
              </table:table-cell>
            </table:table-row>
            <table:table-row>
              <table:table-cell office:value-type="string">
                <text:p>Bedroom</text:p>
                <draw:g>
                  <svg:desc>'Distribution 28-8 and 2-3'.A4:'Distribution 28-8 and 2-3'.A4</svg:desc>
                </draw:g>
              </table:table-cell>
              <table:table-cell office:value-type="float" office:value="0.361979166666667">
                <text:p>0.361979166666667</text:p>
                <draw:g>
                  <svg:desc>'Distribution 28-8 and 2-3'.B4:'Distribution 28-8 and 2-3'.C4</svg:desc>
                </draw:g>
              </table:table-cell>
              <table:table-cell office:value-type="float" office:value="0.604151753758053">
                <text:p>0.604151753758053</text:p>
              </table:table-cell>
            </table:table-row>
            <table:table-row>
              <table:table-cell office:value-type="string">
                <text:p>House</text:p>
                <draw:g>
                  <svg:desc>'Distribution 28-8 and 2-3'.A5:'Distribution 28-8 and 2-3'.A5</svg:desc>
                </draw:g>
              </table:table-cell>
              <table:table-cell office:value-type="float" office:value="0.922395833333333">
                <text:p>0.922395833333333</text:p>
                <draw:g>
                  <svg:desc>'Distribution 28-8 and 2-3'.B5:'Distribution 28-8 and 2-3'.C5</svg:desc>
                </draw:g>
              </table:table-cell>
              <table:table-cell office:value-type="float" office:value="0.604151753758053">
                <text:p>0.6041517537580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59cm" svg:y="0.316cm" chart:style-name="ch2">
          <text:p>Ground Truth Distribution</text:p>
        </chart:title>
        <chart:subtitle svg:x="2.127cm" svg:y="1.302cm" chart:style-name="ch3">
          <text:p>Training 02/06/2012 to 09/06/2012, testing 10/06/2012 to 11/06/2012</text:p>
        </chart:subtitle>
        <chart:legend chart:legend-position="end" svg:x="13.587cm" svg:y="3.47cm" style:legend-expansion="high" chart:style-name="ch4"/>
        <chart:plot-area chart:style-name="ch5" table:cell-range-address="'Distribution 10-11'.A1:'Distribution 10-11'.C5" chart:data-source-has-labels="both" svg:x="1.314cm" svg:y="2.155cm" svg:width="11.953cm" svg:height="5.701cm">
          <chartooo:coordinate-region svg:x="2.059cm" svg:y="2.35cm" svg:width="11.208cm" svg:height="4.867cm"/>
          <chart:axis chart:dimension="x" chart:name="primary-x" chart:style-name="ch6" chartooo:axis-type="auto">
            <chartooo:date-scale/>
            <chart:title svg:x="6.686cm" svg:y="8.037cm" chart:style-name="ch7">
              <text:p>Dataset</text:p>
            </chart:title>
            <chart:categories table:cell-range-address="'Distribution 10-11'.B1:'Distribution 10-11'.C1"/>
          </chart:axis>
          <chart:axis chart:dimension="y" chart:name="primary-y" chart:style-name="ch8">
            <chart:title svg:x="0.451cm" svg:y="6.597cm" chart:style-name="ch9">
              <text:p>Number of occupancy</text:p>
            </chart:title>
            <chart:grid chart:style-name="ch10" chart:class="major"/>
          </chart:axis>
          <chart:series chart:style-name="ch11" chart:values-cell-range-address="'Distribution 10-11'.B2:'Distribution 10-11'.C2" chart:label-cell-address="'Distribution 10-11'.A2:'Distribution 10-11'.A2" chart:class="chart:bar">
            <chart:data-point chart:repeated="2"/>
          </chart:series>
          <chart:series chart:style-name="ch12" chart:values-cell-range-address="'Distribution 10-11'.B3:'Distribution 10-11'.C3" chart:label-cell-address="'Distribution 10-11'.A3:'Distribution 10-11'.A3" chart:class="chart:bar">
            <chart:data-point chart:repeated="2"/>
          </chart:series>
          <chart:series chart:style-name="ch13" chart:values-cell-range-address="'Distribution 10-11'.B4:'Distribution 10-11'.C4" chart:label-cell-address="'Distribution 10-11'.A4:'Distribution 10-11'.A4" chart:class="chart:bar">
            <chart:data-point chart:repeated="2"/>
          </chart:series>
          <chart:series chart:style-name="ch14" chart:values-cell-range-address="'Distribution 10-11'.B5:'Distribution 10-11'.C5" chart:label-cell-address="'Distribution 10-11'.A5:'Distribution 10-11'.A5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  <draw:g>
                  <svg:desc>'Distribution 10-11'.B1:'Distribution 10-11'.C1</svg:desc>
                </draw:g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string">
                <text:p>Kitchen</text:p>
                <draw:g>
                  <svg:desc>'Distribution 10-11'.A2:'Distribution 10-11'.A2</svg:desc>
                </draw:g>
              </table:table-cell>
              <table:table-cell office:value-type="float" office:value="0.371354166666667">
                <text:p>0.371354166666667</text:p>
                <draw:g>
                  <svg:desc>'Distribution 10-11'.B2:'Distribution 10-11'.C2</svg:desc>
                </draw:g>
              </table:table-cell>
              <table:table-cell office:value-type="float" office:value="0.175709001233046">
                <text:p>0.175709001233046</text:p>
              </table:table-cell>
            </table:table-row>
            <table:table-row>
              <table:table-cell office:value-type="string">
                <text:p>Livingroom</text:p>
                <draw:g>
                  <svg:desc>'Distribution 10-11'.A3:'Distribution 10-11'.A3</svg:desc>
                </draw:g>
              </table:table-cell>
              <table:table-cell office:value-type="float" office:value="0.266666666666667">
                <text:p>0.266666666666667</text:p>
                <draw:g>
                  <svg:desc>'Distribution 10-11'.B3:'Distribution 10-11'.C3</svg:desc>
                </draw:g>
              </table:table-cell>
              <table:table-cell office:value-type="float" office:value="0.232429099876695">
                <text:p>0.232429099876695</text:p>
              </table:table-cell>
            </table:table-row>
            <table:table-row>
              <table:table-cell office:value-type="string">
                <text:p>Bedroom</text:p>
                <draw:g>
                  <svg:desc>'Distribution 10-11'.A4:'Distribution 10-11'.A4</svg:desc>
                </draw:g>
              </table:table-cell>
              <table:table-cell office:value-type="float" office:value="0.361979166666667">
                <text:p>0.361979166666667</text:p>
                <draw:g>
                  <svg:desc>'Distribution 10-11'.B4:'Distribution 10-11'.C4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  <table:table-row>
              <table:table-cell office:value-type="string">
                <text:p>House</text:p>
                <draw:g>
                  <svg:desc>'Distribution 10-11'.A5:'Distribution 10-11'.A5</svg:desc>
                </draw:g>
              </table:table-cell>
              <table:table-cell office:value-type="float" office:value="0.922395833333333">
                <text:p>0.922395833333333</text:p>
                <draw:g>
                  <svg:desc>'Distribution 10-11'.B5:'Distribution 10-11'.C5</svg:desc>
                </draw:g>
              </table:table-cell>
              <table:table-cell office:value-type="float" office:value="0.591861898890259">
                <text:p>0.5918618988902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495cm" svg:y="0.316cm" chart:style-name="ch2">
          <text:p>Room Level Occupancy F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F 28-8 and 2-3'.A1:'F 28-8 and 2-3'.H5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'F 28-8 and 2-3'.B1:'F 28-8 and 2-3'.H1"/>
          </chart:axis>
          <chart:axis chart:dimension="y" chart:name="primary-y" chart:style-name="ch7">
            <chart:title svg:x="0.451cm" svg:y="6.144cm" chart:style-name="ch8">
              <text:p>F values</text:p>
            </chart:title>
            <chart:grid chart:style-name="ch9" chart:class="major"/>
          </chart:axis>
          <chart:series chart:style-name="ch10" chart:values-cell-range-address="'F 28-8 and 2-3'.B2:'F 28-8 and 2-3'.H2" chart:label-cell-address="'F 28-8 and 2-3'.A2:'F 28-8 and 2-3'.A2" chart:class="chart:bar">
            <chart:data-point chart:repeated="7"/>
          </chart:series>
          <chart:series chart:style-name="ch11" chart:values-cell-range-address="'F 28-8 and 2-3'.B3:'F 28-8 and 2-3'.H3" chart:label-cell-address="'F 28-8 and 2-3'.A3:'F 28-8 and 2-3'.A3" chart:class="chart:bar">
            <chart:data-point chart:repeated="7"/>
          </chart:series>
          <chart:series chart:style-name="ch12" chart:values-cell-range-address="'F 28-8 and 2-3'.B3:'F 28-8 and 2-3'.H3" chart:label-cell-address="'F 28-8 and 2-3'.A3:'F 28-8 and 2-3'.A3" chart:class="chart:bar">
            <chart:data-point chart:repeated="7"/>
          </chart:series>
          <chart:series chart:style-name="ch13" chart:values-cell-range-address="'F 28-8 and 2-3'.B4:'F 28-8 and 2-3'.H4" chart:label-cell-address="'F 28-8 and 2-3'.A4:'F 28-8 and 2-3'.A4" chart:class="chart:bar">
            <chart:data-point chart:repeated="7"/>
          </chart:series>
          <chart:series chart:style-name="ch14" chart:values-cell-range-address="'F 28-8 and 2-3'.B5:'F 28-8 and 2-3'.H5" chart:label-cell-address="'F 28-8 and 2-3'.A5:'F 28-8 and 2-3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F 28-8 and 2-3'.B1:'F 28-8 and 2-3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F 28-8 and 2-3'.A2:'F 28-8 and 2-3'.A2</svg:desc>
                </draw:g>
              </table:table-cell>
              <table:table-cell office:value-type="float" office:value="0.619280319858">
                <text:p>0.619280319858</text:p>
                <draw:g>
                  <svg:desc>'F 28-8 and 2-3'.B2:'F 28-8 and 2-3'.H2</svg:desc>
                </draw:g>
              </table:table-cell>
              <table:table-cell office:value-type="float" office:value="0.658033573141">
                <text:p>0.658033573141</text:p>
              </table:table-cell>
              <table:table-cell office:value-type="float" office:value="0.661259541985">
                <text:p>0.661259541985</text:p>
              </table:table-cell>
              <table:table-cell office:value-type="float" office:value="0.658033573141">
                <text:p>0.658033573141</text:p>
              </table:table-cell>
              <table:table-cell office:value-type="float" office:value="0.661259541985">
                <text:p>0.661259541985</text:p>
              </table:table-cell>
              <table:table-cell office:value-type="float" office:value="0.999053030303">
                <text:p>0.999053030303</text:p>
              </table:table-cell>
              <table:table-cell office:value-type="float" office:value="0.921026653504">
                <text:p>0.921026653504</text:p>
              </table:table-cell>
            </table:table-row>
            <table:table-row>
              <table:table-cell office:value-type="string">
                <text:p>300</text:p>
                <draw:g>
                  <svg:desc>'F 28-8 and 2-3'.A3:'F 28-8 and 2-3'.A3</svg:desc>
                </draw:g>
              </table:table-cell>
              <table:table-cell office:value-type="float" office:value="0.63321385902">
                <text:p>0.63321385902</text:p>
                <draw:g>
                  <svg:desc>'F 28-8 and 2-3'.B3:'F 28-8 and 2-3'.H3</svg:desc>
                </draw:g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1">
                <text:p>1</text:p>
              </table:table-cell>
              <table:table-cell office:value-type="float" office:value="0.969135802469">
                <text:p>0.969135802469</text:p>
              </table:table-cell>
            </table:table-row>
            <table:table-row>
              <table:table-cell office:value-type="string">
                <text:p>300</text:p>
                <draw:g>
                  <svg:desc>'F 28-8 and 2-3'.A3:'F 28-8 and 2-3'.A3</svg:desc>
                </draw:g>
              </table:table-cell>
              <table:table-cell office:value-type="float" office:value="0.63321385902">
                <text:p>0.63321385902</text:p>
                <draw:g>
                  <svg:desc>'F 28-8 and 2-3'.B3:'F 28-8 and 2-3'.H3</svg:desc>
                </draw:g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0.651094890511">
                <text:p>0.651094890511</text:p>
              </table:table-cell>
              <table:table-cell office:value-type="float" office:value="0.67969924812">
                <text:p>0.67969924812</text:p>
              </table:table-cell>
              <table:table-cell office:value-type="float" office:value="1">
                <text:p>1</text:p>
              </table:table-cell>
              <table:table-cell office:value-type="float" office:value="0.969135802469">
                <text:p>0.969135802469</text:p>
              </table:table-cell>
            </table:table-row>
            <table:table-row>
              <table:table-cell office:value-type="string">
                <text:p>600</text:p>
                <draw:g>
                  <svg:desc>'F 28-8 and 2-3'.A4:'F 28-8 and 2-3'.A4</svg:desc>
                </draw:g>
              </table:table-cell>
              <table:table-cell office:value-type="float" office:value="0.701030927835">
                <text:p>0.701030927835</text:p>
                <draw:g>
                  <svg:desc>'F 28-8 and 2-3'.B4:'F 28-8 and 2-3'.H4</svg:desc>
                </draw:g>
              </table:table-cell>
              <table:table-cell office:value-type="float" office:value="0.649819494585">
                <text:p>0.649819494585</text:p>
              </table:table-cell>
              <table:table-cell office:value-type="float" office:value="0.653500897666">
                <text:p>0.653500897666</text:p>
              </table:table-cell>
              <table:table-cell office:value-type="float" office:value="0.649819494585">
                <text:p>0.649819494585</text:p>
              </table:table-cell>
              <table:table-cell office:value-type="float" office:value="0.653500897666">
                <text:p>0.653500897666</text:p>
              </table:table-cell>
              <table:table-cell office:value-type="float" office:value="1">
                <text:p>1</text:p>
              </table:table-cell>
              <table:table-cell office:value-type="float" office:value="0.978540772532">
                <text:p>0.978540772532</text:p>
              </table:table-cell>
            </table:table-row>
            <table:table-row>
              <table:table-cell office:value-type="string">
                <text:p>900</text:p>
                <draw:g>
                  <svg:desc>'F 28-8 and 2-3'.A5:'F 28-8 and 2-3'.A5</svg:desc>
                </draw:g>
              </table:table-cell>
              <table:table-cell office:value-type="float" office:value="0.729776247849">
                <text:p>0.729776247849</text:p>
                <draw:g>
                  <svg:desc>'F 28-8 and 2-3'.B5:'F 28-8 and 2-3'.H5</svg:desc>
                </draw:g>
              </table:table-cell>
              <table:table-cell office:value-type="float" office:value="0.619542619543">
                <text:p>0.619542619543</text:p>
              </table:table-cell>
              <table:table-cell office:value-type="float" office:value="0.559837728195">
                <text:p>0.559837728195</text:p>
              </table:table-cell>
              <table:table-cell office:value-type="float" office:value="0.619542619543">
                <text:p>0.619542619543</text:p>
              </table:table-cell>
              <table:table-cell office:value-type="float" office:value="0.559837728195">
                <text:p>0.559837728195</text:p>
              </table:table-cell>
              <table:table-cell office:value-type="float" office:value="1">
                <text:p>1</text:p>
              </table:table-cell>
              <table:table-cell office:value-type="float" office:value="0.988558352403">
                <text:p>0.9885583524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4.001cm" svg:y="0.316cm" chart:style-name="ch2">
          <text:p>Room Level Occupancy Recall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Recall 28-8 and 2-3'.A1:'Recall 28-8 and 2-3'.H5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'Recall 28-8 and 2-3'.B1:'Recall 28-8 and 2-3'.H1"/>
          </chart:axis>
          <chart:axis chart:dimension="y" chart:name="primary-y" chart:style-name="ch7">
            <chart:title svg:x="0.451cm" svg:y="6.488cm" chart:style-name="ch8">
              <text:p>Recall values</text:p>
            </chart:title>
            <chart:grid chart:style-name="ch9" chart:class="major"/>
          </chart:axis>
          <chart:series chart:style-name="ch10" chart:values-cell-range-address="'Recall 28-8 and 2-3'.B2:'Recall 28-8 and 2-3'.H2" chart:label-cell-address="'Recall 28-8 and 2-3'.A2:'Recall 28-8 and 2-3'.A2" chart:class="chart:bar">
            <chart:data-point chart:repeated="7"/>
          </chart:series>
          <chart:series chart:style-name="ch11" chart:values-cell-range-address="'Recall 28-8 and 2-3'.B3:'Recall 28-8 and 2-3'.H3" chart:label-cell-address="'Recall 28-8 and 2-3'.A3:'Recall 28-8 and 2-3'.A3" chart:class="chart:bar">
            <chart:data-point chart:repeated="7"/>
          </chart:series>
          <chart:series chart:style-name="ch12" chart:values-cell-range-address="'Recall 28-8 and 2-3'.B3:'Recall 28-8 and 2-3'.H3" chart:label-cell-address="'Recall 28-8 and 2-3'.A3:'Recall 28-8 and 2-3'.A3" chart:class="chart:bar">
            <chart:data-point chart:repeated="7"/>
          </chart:series>
          <chart:series chart:style-name="ch13" chart:values-cell-range-address="'Recall 28-8 and 2-3'.B4:'Recall 28-8 and 2-3'.H4" chart:label-cell-address="'Recall 28-8 and 2-3'.A4:'Recall 28-8 and 2-3'.A4" chart:class="chart:bar">
            <chart:data-point chart:repeated="7"/>
          </chart:series>
          <chart:series chart:style-name="ch14" chart:values-cell-range-address="'Recall 28-8 and 2-3'.B5:'Recall 28-8 and 2-3'.H5" chart:label-cell-address="'Recall 28-8 and 2-3'.A5:'Recall 28-8 and 2-3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Recall 28-8 and 2-3'.B1:'Recall 28-8 and 2-3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Recall 28-8 and 2-3'.A2:'Recall 28-8 and 2-3'.A2</svg:desc>
                </draw:g>
              </table:table-cell>
              <table:table-cell office:value-type="float" office:value="0.660037878788">
                <text:p>0.660037878788</text:p>
                <draw:g>
                  <svg:desc>'Recall 28-8 and 2-3'.B2:'Recall 28-8 and 2-3'.H2</svg:desc>
                </draw:g>
              </table:table-cell>
              <table:table-cell office:value-type="float" office:value="0.649621212121">
                <text:p>0.649621212121</text:p>
              </table:table-cell>
              <table:table-cell office:value-type="float" office:value="0.65625">
                <text:p>0.65625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65625">
                <text:p>0.65625</text:p>
              </table:table-cell>
              <table:table-cell office:value-type="float" office:value="0.999053030303">
                <text:p>0.999053030303</text:p>
              </table:table-cell>
              <table:table-cell office:value-type="float" office:value="0.883522727273">
                <text:p>0.883522727273</text:p>
              </table:table-cell>
            </table:table-row>
            <table:table-row>
              <table:table-cell office:value-type="string">
                <text:p>300</text:p>
                <draw:g>
                  <svg:desc>'Recall 28-8 and 2-3'.A3:'Recall 28-8 and 2-3'.A3</svg:desc>
                </draw:g>
              </table:table-cell>
              <table:table-cell office:value-type="float" office:value="0.828125">
                <text:p>0.828125</text:p>
                <draw:g>
                  <svg:desc>'Recall 28-8 and 2-3'.B3:'Recall 28-8 and 2-3'.H3</svg:desc>
                </draw:g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1">
                <text:p>1</text:p>
              </table:table-cell>
              <table:table-cell office:value-type="float" office:value="0.98125">
                <text:p>0.98125</text:p>
              </table:table-cell>
            </table:table-row>
            <table:table-row>
              <table:table-cell office:value-type="string">
                <text:p>300</text:p>
                <draw:g>
                  <svg:desc>'Recall 28-8 and 2-3'.A3:'Recall 28-8 and 2-3'.A3</svg:desc>
                </draw:g>
              </table:table-cell>
              <table:table-cell office:value-type="float" office:value="0.828125">
                <text:p>0.828125</text:p>
                <draw:g>
                  <svg:desc>'Recall 28-8 and 2-3'.B3:'Recall 28-8 and 2-3'.H3</svg:desc>
                </draw:g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0.696875">
                <text:p>0.696875</text:p>
              </table:table-cell>
              <table:table-cell office:value-type="float" office:value="0.70625">
                <text:p>0.70625</text:p>
              </table:table-cell>
              <table:table-cell office:value-type="float" office:value="1">
                <text:p>1</text:p>
              </table:table-cell>
              <table:table-cell office:value-type="float" office:value="0.98125">
                <text:p>0.98125</text:p>
              </table:table-cell>
            </table:table-row>
            <table:table-row>
              <table:table-cell office:value-type="string">
                <text:p>600</text:p>
                <draw:g>
                  <svg:desc>'Recall 28-8 and 2-3'.A4:'Recall 28-8 and 2-3'.A4</svg:desc>
                </draw:g>
              </table:table-cell>
              <table:table-cell office:value-type="float" office:value="0.857142857143">
                <text:p>0.857142857143</text:p>
                <draw:g>
                  <svg:desc>'Recall 28-8 and 2-3'.B4:'Recall 28-8 and 2-3'.H4</svg:desc>
                </draw:g>
              </table:table-cell>
              <table:table-cell office:value-type="float" office:value="0.756302521008">
                <text:p>0.756302521008</text:p>
              </table:table-cell>
              <table:table-cell office:value-type="float" office:value="0.764705882353">
                <text:p>0.764705882353</text:p>
              </table:table-cell>
              <table:table-cell office:value-type="float" office:value="0.756302521008">
                <text:p>0.756302521008</text:p>
              </table:table-cell>
              <table:table-cell office:value-type="float" office:value="0.764705882353">
                <text:p>0.764705882353</text:p>
              </table:table-cell>
              <table:table-cell office:value-type="float" office:value="1">
                <text:p>1</text:p>
              </table:table-cell>
              <table:table-cell office:value-type="float" office:value="0.957983193277">
                <text:p>0.957983193277</text:p>
              </table:table-cell>
            </table:table-row>
            <table:table-row>
              <table:table-cell office:value-type="string">
                <text:p>900</text:p>
                <draw:g>
                  <svg:desc>'Recall 28-8 and 2-3'.A5:'Recall 28-8 and 2-3'.A5</svg:desc>
                </draw:g>
              </table:table-cell>
              <table:table-cell office:value-type="float" office:value="0.9592760181">
                <text:p>0.9592760181</text:p>
                <draw:g>
                  <svg:desc>'Recall 28-8 and 2-3'.B5:'Recall 28-8 and 2-3'.H5</svg:desc>
                </draw:g>
              </table:table-cell>
              <table:table-cell office:value-type="float" office:value="0.674208144796">
                <text:p>0.674208144796</text:p>
              </table:table-cell>
              <table:table-cell office:value-type="float" office:value="0.62443438914">
                <text:p>0.62443438914</text:p>
              </table:table-cell>
              <table:table-cell office:value-type="float" office:value="0.674208144796">
                <text:p>0.674208144796</text:p>
              </table:table-cell>
              <table:table-cell office:value-type="float" office:value="0.62443438914">
                <text:p>0.62443438914</text:p>
              </table:table-cell>
              <table:table-cell office:value-type="float" office:value="1">
                <text:p>1</text:p>
              </table:table-cell>
              <table:table-cell office:value-type="float" office:value="0.977375565611">
                <text:p>0.9773755656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1 1 2 3" chart:style-name="ch1">
        <chart:title svg:x="3.701cm" svg:y="0.316cm" chart:style-name="ch2">
          <text:p>Room Level Occupancy Precision Results</text:p>
        </chart:title>
        <chart:subtitle svg:x="5.328cm" svg:y="1.302cm" chart:style-name="ch3">
          <text:p>With different prediction period</text:p>
        </chart:subtitle>
        <chart:legend chart:legend-position="end" svg:x="14.663cm" svg:y="3.225cm" style:legend-expansion="high" chart:style-name="ch4"/>
        <chart:plot-area chart:style-name="ch5" table:cell-range-address="'Precision 28-8 and 2-3'.A1:'Precision 28-8 and 2-3'.H5" chart:data-source-has-labels="both" svg:x="1.314cm" svg:y="2.155cm" svg:width="13.029cm" svg:height="6.665cm">
          <chartooo:coordinate-region svg:x="2.059cm" svg:y="2.155cm" svg:width="12.284cm" svg:height="4.247cm"/>
          <chart:axis chart:dimension="x" chart:name="primary-x" chart:style-name="ch6" chartooo:axis-type="auto">
            <chartooo:date-scale/>
            <chart:categories table:cell-range-address="'Precision 28-8 and 2-3'.B1:'Precision 28-8 and 2-3'.H1"/>
          </chart:axis>
          <chart:axis chart:dimension="y" chart:name="primary-y" chart:style-name="ch7">
            <chart:title svg:x="0.451cm" svg:y="6.7cm" chart:style-name="ch8">
              <text:p>Precision values</text:p>
            </chart:title>
            <chart:grid chart:style-name="ch9" chart:class="major"/>
          </chart:axis>
          <chart:series chart:style-name="ch10" chart:values-cell-range-address="'Precision 28-8 and 2-3'.B2:'Precision 28-8 and 2-3'.H2" chart:label-cell-address="'Precision 28-8 and 2-3'.A2:'Precision 28-8 and 2-3'.A2" chart:class="chart:bar">
            <chart:data-point chart:repeated="7"/>
          </chart:series>
          <chart:series chart:style-name="ch11" chart:values-cell-range-address="'Precision 28-8 and 2-3'.B3:'Precision 28-8 and 2-3'.H3" chart:label-cell-address="'Precision 28-8 and 2-3'.A3:'Precision 28-8 and 2-3'.A3" chart:class="chart:bar">
            <chart:data-point chart:repeated="7"/>
          </chart:series>
          <chart:series chart:style-name="ch12" chart:values-cell-range-address="'Precision 28-8 and 2-3'.B3:'Precision 28-8 and 2-3'.H3" chart:label-cell-address="'Precision 28-8 and 2-3'.A3:'Precision 28-8 and 2-3'.A3" chart:class="chart:bar">
            <chart:data-point chart:repeated="7"/>
          </chart:series>
          <chart:series chart:style-name="ch13" chart:values-cell-range-address="'Precision 28-8 and 2-3'.B4:'Precision 28-8 and 2-3'.H4" chart:label-cell-address="'Precision 28-8 and 2-3'.A4:'Precision 28-8 and 2-3'.A4" chart:class="chart:bar">
            <chart:data-point chart:repeated="7"/>
          </chart:series>
          <chart:series chart:style-name="ch14" chart:values-cell-range-address="'Precision 28-8 and 2-3'.B5:'Precision 28-8 and 2-3'.H5" chart:label-cell-address="'Precision 28-8 and 2-3'.A5:'Precision 28-8 and 2-3'.A5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 RBF</text:p>
                <draw:g>
                  <svg:desc>'Precision 28-8 and 2-3'.B1:'Precision 28-8 and 2-3'.H1</svg:desc>
                </draw:g>
              </table:table-cell>
              <table:table-cell office:value-type="string">
                <text:p>KNN 5 Ball</text:p>
              </table:table-cell>
              <table:table-cell office:value-type="string">
                <text:p>KNN 7 Ball</text:p>
              </table:table-cell>
              <table:table-cell office:value-type="string">
                <text:p>KNN 5 KD</text:p>
              </table:table-cell>
              <table:table-cell office:value-type="string">
                <text:p>KNN 7 KD</text:p>
              </table:table-cell>
              <table:table-cell office:value-type="string">
                <text:p>Adaboost</text:p>
              </table:table-cell>
              <table:table-cell office:value-type="string">
                <text:p>Random Forest</text:p>
              </table:table-cell>
            </table:table-row>
          </table:table-header-rows>
          <table:table-rows>
            <table:table-row>
              <table:table-cell office:value-type="string">
                <text:p>60</text:p>
                <draw:g>
                  <svg:desc>'Precision 28-8 and 2-3'.A2:'Precision 28-8 and 2-3'.A2</svg:desc>
                </draw:g>
              </table:table-cell>
              <table:table-cell office:value-type="float" office:value="0.583263598326">
                <text:p>0.583263598326</text:p>
                <draw:g>
                  <svg:desc>'Precision 28-8 and 2-3'.B2:'Precision 28-8 and 2-3'.H2</svg:desc>
                </draw:g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666346153846">
                <text:p>0.666346153846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666346153846">
                <text:p>0.666346153846</text:p>
              </table:table-cell>
              <table:table-cell office:value-type="float" office:value="0.999053030303">
                <text:p>0.999053030303</text:p>
              </table:table-cell>
              <table:table-cell office:value-type="float" office:value="0.961855670103">
                <text:p>0.961855670103</text:p>
              </table:table-cell>
            </table:table-row>
            <table:table-row>
              <table:table-cell office:value-type="string">
                <text:p>300</text:p>
                <draw:g>
                  <svg:desc>'Precision 28-8 and 2-3'.A3:'Precision 28-8 and 2-3'.A3</svg:desc>
                </draw:g>
              </table:table-cell>
              <table:table-cell office:value-type="float" office:value="0.512572533849">
                <text:p>0.512572533849</text:p>
                <draw:g>
                  <svg:desc>'Precision 28-8 and 2-3'.B3:'Precision 28-8 and 2-3'.H3</svg:desc>
                </draw:g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1">
                <text:p>1</text:p>
              </table:table-cell>
              <table:table-cell office:value-type="float" office:value="0.957317073171">
                <text:p>0.957317073171</text:p>
              </table:table-cell>
            </table:table-row>
            <table:table-row>
              <table:table-cell office:value-type="string">
                <text:p>300</text:p>
                <draw:g>
                  <svg:desc>'Precision 28-8 and 2-3'.A3:'Precision 28-8 and 2-3'.A3</svg:desc>
                </draw:g>
              </table:table-cell>
              <table:table-cell office:value-type="float" office:value="0.512572533849">
                <text:p>0.512572533849</text:p>
                <draw:g>
                  <svg:desc>'Precision 28-8 and 2-3'.B3:'Precision 28-8 and 2-3'.H3</svg:desc>
                </draw:g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0.61095890411">
                <text:p>0.61095890411</text:p>
              </table:table-cell>
              <table:table-cell office:value-type="float" office:value="0.655072463768">
                <text:p>0.655072463768</text:p>
              </table:table-cell>
              <table:table-cell office:value-type="float" office:value="1">
                <text:p>1</text:p>
              </table:table-cell>
              <table:table-cell office:value-type="float" office:value="0.957317073171">
                <text:p>0.957317073171</text:p>
              </table:table-cell>
            </table:table-row>
            <table:table-row>
              <table:table-cell office:value-type="string">
                <text:p>600</text:p>
                <draw:g>
                  <svg:desc>'Precision 28-8 and 2-3'.A4:'Precision 28-8 and 2-3'.A4</svg:desc>
                </draw:g>
              </table:table-cell>
              <table:table-cell office:value-type="float" office:value="0.593023255814">
                <text:p>0.593023255814</text:p>
                <draw:g>
                  <svg:desc>'Precision 28-8 and 2-3'.B4:'Precision 28-8 and 2-3'.H4</svg:desc>
                </draw:g>
              </table:table-cell>
              <table:table-cell office:value-type="float" office:value="0.569620253165">
                <text:p>0.569620253165</text:p>
              </table:table-cell>
              <table:table-cell office:value-type="float" office:value="0.570532915361">
                <text:p>0.570532915361</text:p>
              </table:table-cell>
              <table:table-cell office:value-type="float" office:value="0.569620253165">
                <text:p>0.569620253165</text:p>
              </table:table-cell>
              <table:table-cell office:value-type="float" office:value="0.570532915361">
                <text:p>0.5705329153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Precision 28-8 and 2-3'.A5:'Precision 28-8 and 2-3'.A5</svg:desc>
                </draw:g>
              </table:table-cell>
              <table:table-cell office:value-type="float" office:value="0.588888888889">
                <text:p>0.588888888889</text:p>
                <draw:g>
                  <svg:desc>'Precision 28-8 and 2-3'.B5:'Precision 28-8 and 2-3'.H5</svg:desc>
                </draw:g>
              </table:table-cell>
              <table:table-cell office:value-type="float" office:value="0.573076923077">
                <text:p>0.573076923077</text:p>
              </table:table-cell>
              <table:table-cell office:value-type="float" office:value="0.507352941176">
                <text:p>0.507352941176</text:p>
              </table:table-cell>
              <table:table-cell office:value-type="float" office:value="0.573076923077">
                <text:p>0.573076923077</text:p>
              </table:table-cell>
              <table:table-cell office:value-type="float" office:value="0.507352941176">
                <text:p>0.5073529411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